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6" style:family="graphic" style:parent-style-name="objectwithoutfill">
      <style:graphic-properties svg:stroke-width="0cm" draw:marker-start="Arrow" draw:marker-start-width="0.102cm" draw:marker-end="Arrow" draw:marker-end-width="0.10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86cm"/>
    </style:style>
    <style:style style:name="gr8" style:family="graphic" style:parent-style-name="objectwithoutfill">
      <style:graphic-properties draw:stroke="solid" draw:stroke-dash="Fine_20_Dashed" draw:fill="none" draw:textarea-vertical-align="middle"/>
    </style:style>
    <style:style style:name="gr9" style:family="graphic" style:parent-style-name="standard">
      <style:graphic-properties draw:stroke="solid" draw:stroke-dash="Fine_20_Dashed" svg:stroke-color="#000000" draw:marker-start="Arrow" draw:marker-start-width="0.102cm" draw:marker-end="Arrow" draw:marker-end-width="0.102cm" draw:textarea-vertical-align="middle"/>
    </style:style>
    <style:style style:name="gr10" style:family="graphic" style:parent-style-name="standard">
      <style:graphic-properties draw:stroke="solid" draw:stroke-dash="Fine_20_Dashed" svg:stroke-color="#ff3333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" svg:stroke-color="#000000" draw:fill="none" draw:textarea-vertical-align="middle"/>
    </style:style>
    <style:style style:name="gr12" style:family="graphic" style:parent-style-name="standard">
      <style:graphic-properties draw:stroke="none" draw:stroke-dash="Fine_20_Dashed" svg:stroke-color="#000000" draw:fill="none" draw:fill-color="#ffffff" fo:min-height="0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765cm"/>
    </style:style>
    <style:style style:name="gr1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.816cm"/>
    </style:style>
    <style:style style:name="gr16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17" style:family="graphic" style:parent-style-name="objectwithoutfill">
      <style:graphic-properties draw:stroke="solid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2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4cm" fo:min-width="1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.8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cm" fo:min-width="2.2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9cm" fo:min-width="1.8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2.4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2.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1.676cm"/>
    </style:style>
    <style:style style:name="gr28" style:family="graphic" style:parent-style-name="objectwithoutfill">
      <style:graphic-properties draw:stroke="solid" draw:stroke-dash="Fine_20_Dashed"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draw:stroke="none" draw:stroke-dash="Fine_20_Dashed" svg:stroke-color="#000000" draw:fill="none" draw:fill-color="#ffffff" fo:min-height="0.46cm"/>
    </style:style>
    <style:style style:name="gr30" style:family="graphic" style:parent-style-name="standard">
      <style:graphic-properties draw:stroke="none" draw:stroke-dash="Fine_20_Dashed" svg:stroke-color="#000000" draw:fill="none" draw:fill-color="#ffffff" fo:min-height="0.2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1cm" fo:min-width="2.26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369cm"/>
    </style:style>
    <style:style style:name="gr35" style:family="graphic" style:parent-style-name="standard">
      <style:graphic-properties svg:stroke-color="#ff3333" draw:fill="solid" draw:textarea-horizontal-align="justify" draw:textarea-vertical-align="middle" draw:auto-grow-height="false"/>
    </style:style>
    <style:style style:name="gr36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style:font-name="Helvetica Neue1" fo:font-size="8pt" style:font-size-asian="8pt" style:font-size-complex="8pt"/>
    </style:style>
    <style:style style:name="P4" style:family="paragraph">
      <style:paragraph-properties fo:text-align="center"/>
      <style:text-properties style:font-name="Helvetica Neue1"/>
    </style:style>
    <style:style style:name="P5" style:family="paragraph">
      <style:text-properties style:font-name="Helvetica Neue1" fo:font-size="7pt" style:font-size-asian="7pt" style:font-size-complex="7pt"/>
    </style:style>
    <style:style style:name="P6" style:family="paragraph">
      <style:text-properties style:font-name="Helvetica Neue1" fo:font-size="8pt" fo:font-weight="bold" style:font-size-asian="8pt" style:font-weight-asian="bold" style:font-size-complex="8pt" style:font-weight-complex="bold"/>
    </style:style>
    <style:style style:name="P7" style:family="paragraph">
      <style:text-properties fo:color="#0000ff" style:font-name="Helvetica Neue1"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Helvetica Neue1" fo:font-size="8pt" style:font-size-asian="8pt" style:font-size-complex="8pt"/>
    </style:style>
    <style:style style:name="T3" style:family="text">
      <style:text-properties style:font-name="Helvetica Neue1" fo:font-size="7pt" style:font-size-asian="7pt" style:font-size-complex="7pt"/>
    </style:style>
    <style:style style:name="T4" style:family="text">
      <style:text-properties style:font-name="Helvetica Neue1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ff" style:font-name="Helvetica Neue1"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6.842cm" svg:x2="3.667cm" svg:y2="4.302cm">
          <text:p/>
        </draw:line>
        <draw:line draw:style-name="gr1" draw:text-style-name="P1" draw:layer="layout" svg:x1="5.934cm" svg:y1="4.302cm" svg:x2="3.648cm" svg:y2="4.302cm">
          <text:p/>
        </draw:line>
        <draw:line draw:style-name="gr1" draw:text-style-name="P1" draw:layer="layout" svg:x1="5.953cm" svg:y1="4.302cm" svg:x2="6.207cm" svg:y2="6.842cm">
          <text:p/>
        </draw:line>
        <draw:frame draw:style-name="gr2" draw:layer="layout" svg:width="1.277cm" svg:height="0.962cm" svg:x="-6.362cm" svg:y="4.683cm">
          <draw:text-box>
            <text:p>scl</text:p>
          </draw:text-box>
        </draw:frame>
        <draw:line draw:style-name="gr1" draw:text-style-name="P1" draw:layer="layout" svg:x1="3.286cm" svg:y1="6.842cm" svg:x2="0.619cm" svg:y2="6.842cm">
          <text:p/>
        </draw:line>
        <draw:line draw:style-name="gr1" draw:text-style-name="P1" draw:layer="layout" svg:x1="8.493cm" svg:y1="6.842cm" svg:x2="6.207cm" svg:y2="6.842cm">
          <text:p/>
        </draw:line>
        <draw:line draw:style-name="gr1" draw:text-style-name="P1" draw:layer="layout" svg:x1="8.488cm" svg:y1="6.843cm" svg:x2="8.869cm" svg:y2="4.303cm">
          <text:p/>
        </draw:line>
        <draw:line draw:style-name="gr1" draw:text-style-name="P1" draw:layer="layout" svg:x1="11.136cm" svg:y1="4.303cm" svg:x2="8.85cm" svg:y2="4.303cm">
          <text:p/>
        </draw:line>
        <draw:line draw:style-name="gr1" draw:text-style-name="P1" draw:layer="layout" svg:x1="11.155cm" svg:y1="4.303cm" svg:x2="11.409cm" svg:y2="6.843cm">
          <text:p/>
        </draw:line>
        <draw:line draw:style-name="gr1" draw:text-style-name="P1" draw:layer="layout" svg:x1="13.688cm" svg:y1="6.843cm" svg:x2="14.069cm" svg:y2="4.303cm">
          <text:p/>
        </draw:line>
        <draw:line draw:style-name="gr1" draw:text-style-name="P1" draw:layer="layout" svg:x1="16.336cm" svg:y1="4.303cm" svg:x2="14.05cm" svg:y2="4.303cm">
          <text:p/>
        </draw:line>
        <draw:line draw:style-name="gr1" draw:text-style-name="P1" draw:layer="layout" svg:x1="16.355cm" svg:y1="4.303cm" svg:x2="16.609cm" svg:y2="6.843cm">
          <text:p/>
        </draw:line>
        <draw:line draw:style-name="gr1" draw:text-style-name="P1" draw:layer="layout" svg:x1="13.7cm" svg:y1="6.842cm" svg:x2="11.414cm" svg:y2="6.842cm">
          <text:p/>
        </draw:line>
        <draw:line draw:style-name="gr1" draw:text-style-name="P1" draw:layer="layout" svg:x1="18.907cm" svg:y1="6.842cm" svg:x2="16.621cm" svg:y2="6.842cm">
          <text:p/>
        </draw:line>
        <draw:line draw:style-name="gr1" draw:text-style-name="P1" draw:layer="layout" svg:x1="0.336cm" svg:y1="4.303cm" svg:x2="-4.588cm" svg:y2="4.302cm">
          <text:p/>
        </draw:line>
        <draw:line draw:style-name="gr1" draw:text-style-name="P1" draw:layer="layout" svg:x1="0.355cm" svg:y1="4.303cm" svg:x2="0.609cm" svg:y2="6.843cm">
          <text:p/>
        </draw:line>
        <draw:line draw:style-name="gr1" draw:text-style-name="P1" draw:layer="layout" svg:x1="-4.334cm" svg:y1="8.366cm" svg:x2="-1.921cm" svg:y2="8.366cm">
          <text:p/>
        </draw:line>
        <draw:frame draw:style-name="gr2" draw:layer="layout" svg:width="1.522cm" svg:height="0.962cm" svg:x="-6.246cm" svg:y="9.001cm">
          <draw:text-box>
            <text:p>sda</text:p>
          </draw:text-box>
        </draw:frame>
        <draw:line draw:style-name="gr1" draw:text-style-name="P1" draw:layer="layout" svg:x1="-1.921cm" svg:y1="8.366cm" svg:x2="-1.667cm" svg:y2="10.906cm">
          <text:p/>
        </draw:line>
        <draw:line draw:style-name="gr3" draw:text-style-name="P1" draw:layer="layout" svg:x1="-1.84cm" svg:y1="2.397cm" svg:x2="-1.84cm" svg:y2="12.176cm">
          <text:p/>
        </draw:line>
        <draw:line draw:style-name="gr3" draw:text-style-name="P1" draw:layer="layout" svg:x1="0.492cm" svg:y1="2.424cm" svg:x2="0.492cm" svg:y2="12.203cm">
          <text:p/>
        </draw:line>
        <draw:line draw:style-name="gr4" draw:text-style-name="P1" draw:layer="layout" svg:x1="-1.794cm" svg:y1="3.159cm" svg:x2="0.492cm" svg:y2="3.159cm">
          <text:p/>
        </draw:line>
        <draw:frame draw:style-name="gr5" draw:text-style-name="P2" draw:layer="layout" svg:width="2.606cm" svg:height="0.53cm" svg:x="-1.948cm" svg:y="2.375cm">
          <draw:text-box>
            <text:p><text:span text:style-name="T1">scl_start_hold_time</text:span></text:p>
          </draw:text-box>
        </draw:frame>
        <draw:line draw:style-name="gr1" draw:text-style-name="P1" draw:layer="layout" svg:x1="-1.667cm" svg:y1="10.906cm" svg:x2="1.635cm" svg:y2="10.906cm">
          <text:p/>
        </draw:line>
        <draw:line draw:style-name="gr1" draw:text-style-name="P1" draw:layer="layout" svg:x1="1.635cm" svg:y1="10.906cm" svg:x2="2.016cm" svg:y2="8.366cm">
          <text:p/>
        </draw:line>
        <draw:line draw:style-name="gr3" draw:text-style-name="P1" draw:layer="layout" svg:x1="1.762cm" svg:y1="2.424cm" svg:x2="1.762cm" svg:y2="12.203cm">
          <text:p/>
        </draw:line>
        <draw:line draw:style-name="gr4" draw:text-style-name="P1" draw:layer="layout" svg:x1="0.492cm" svg:y1="3.159cm" svg:x2="1.762cm" svg:y2="3.159cm">
          <text:p/>
        </draw:line>
        <draw:frame draw:style-name="gr2" draw:text-style-name="P2" draw:layer="layout" svg:width="2.09cm" svg:height="0.53cm" svg:x="0.334cm" svg:y="2.502cm">
          <draw:text-box>
            <text:p><text:span text:style-name="T1">sda_hold_time</text:span></text:p>
          </draw:text-box>
        </draw:frame>
        <draw:line draw:style-name="gr3" draw:text-style-name="P1" draw:layer="layout" svg:x1="3.54cm" svg:y1="2.397cm" svg:x2="3.54cm" svg:y2="12.176cm">
          <text:p/>
        </draw:line>
        <draw:line draw:style-name="gr4" draw:text-style-name="P1" draw:layer="layout" svg:x1="0.492cm" svg:y1="5.445cm" svg:x2="3.54cm" svg:y2="5.445cm">
          <text:p/>
        </draw:line>
        <draw:frame draw:style-name="gr5" draw:text-style-name="P2" draw:layer="layout" svg:width="2.119cm" svg:height="0.53cm" svg:x="0.98cm" svg:y="4.556cm">
          <draw:text-box>
            <text:p><text:span text:style-name="T1">scl_low_period</text:span></text:p>
          </draw:text-box>
        </draw:frame>
        <draw:line draw:style-name="gr4" draw:text-style-name="P1" draw:layer="layout" svg:x1="3.54cm" svg:y1="5.445cm" svg:x2="6.08cm" svg:y2="5.445cm">
          <text:p/>
        </draw:line>
        <draw:frame draw:style-name="gr5" draw:text-style-name="P2" draw:layer="layout" svg:width="2.212cm" svg:height="0.53cm" svg:x="3.707cm" svg:y="4.683cm">
          <draw:text-box>
            <text:p><text:span text:style-name="T1">scl_high_period</text:span></text:p>
          </draw:text-box>
        </draw:frame>
        <draw:line draw:style-name="gr1" draw:text-style-name="P1" draw:layer="layout" svg:x1="2.016cm" svg:y1="8.366cm" svg:x2="6.842cm" svg:y2="8.366cm">
          <text:p/>
        </draw:line>
        <draw:line draw:style-name="gr1" draw:text-style-name="P1" draw:layer="layout" svg:x1="6.842cm" svg:y1="8.366cm" svg:x2="7.096cm" svg:y2="10.906cm">
          <text:p/>
        </draw:line>
        <draw:line draw:style-name="gr1" draw:text-style-name="P1" draw:layer="layout" svg:x1="7.135cm" svg:y1="10.907cm" svg:x2="11.795cm" svg:y2="10.906cm">
          <text:p/>
        </draw:line>
        <draw:line draw:style-name="gr1" draw:text-style-name="P1" draw:layer="layout" svg:x1="12.457cm" svg:y1="8.366cm" svg:x2="14.843cm" svg:y2="8.366cm">
          <text:p/>
        </draw:line>
        <draw:frame draw:style-name="gr2" draw:layer="layout" svg:width="1.772cm" svg:height="1.085cm" svg:x="-9.16cm" svg:y="6.461cm">
          <draw:text-box>
            <text:p>参数</text:p>
          </draw:text-box>
        </draw:frame>
        <draw:line draw:style-name="gr1" draw:text-style-name="P1" draw:layer="layout" svg:x1="18.89cm" svg:y1="6.844cm" svg:x2="19.271cm" svg:y2="4.304cm">
          <text:p/>
        </draw:line>
        <draw:line draw:style-name="gr1" draw:text-style-name="P1" draw:layer="layout" svg:x1="21.538cm" svg:y1="4.304cm" svg:x2="19.252cm" svg:y2="4.304cm">
          <text:p/>
        </draw:line>
        <draw:line draw:style-name="gr1" draw:text-style-name="P1" draw:layer="layout" svg:x1="26.757cm" svg:y1="4.304cm" svg:x2="27.011cm" svg:y2="6.844cm">
          <text:p/>
        </draw:line>
        <draw:line draw:style-name="gr1" draw:text-style-name="P1" draw:layer="layout" svg:x1="15.097cm" svg:y1="10.906cm" svg:x2="17.764cm" svg:y2="10.906cm">
          <text:p/>
        </draw:line>
        <draw:line draw:style-name="gr1" draw:text-style-name="P1" draw:layer="layout" svg:x1="27.378cm" svg:y1="10.908cm" svg:x2="27.536cm" svg:y2="8.366cm">
          <text:p/>
        </draw:line>
        <draw:line draw:style-name="gr1" draw:text-style-name="P1" draw:layer="layout" svg:x1="29.292cm" svg:y1="6.845cm" svg:x2="29.673cm" svg:y2="4.305cm">
          <text:p/>
        </draw:line>
        <draw:line draw:style-name="gr1" draw:text-style-name="P1" draw:layer="layout" svg:x1="34.14cm" svg:y1="4.302cm" svg:x2="29.654cm" svg:y2="4.305cm">
          <text:p/>
        </draw:line>
        <draw:line draw:style-name="gr1" draw:text-style-name="P1" draw:layer="layout" svg:x1="29.314cm" svg:y1="6.842cm" svg:x2="27.028cm" svg:y2="6.842cm">
          <text:p/>
        </draw:line>
        <draw:frame draw:style-name="gr2" draw:layer="layout" svg:width="1.488cm" svg:height="0.962cm" svg:x="8.783cm" svg:y="8.674cm">
          <draw:text-box>
            <text:p>ack</text:p>
          </draw:text-box>
        </draw:frame>
        <draw:line draw:style-name="gr3" draw:text-style-name="P1" draw:layer="layout" svg:x1="26.901cm" svg:y1="2.524cm" svg:x2="26.901cm" svg:y2="12.303cm">
          <text:p/>
        </draw:line>
        <draw:line draw:style-name="gr3" draw:text-style-name="P1" draw:layer="layout" svg:x1="28.044cm" svg:y1="2.524cm" svg:x2="28.044cm" svg:y2="12.303cm">
          <text:p/>
        </draw:line>
        <draw:line draw:style-name="gr4" draw:text-style-name="P1" draw:layer="layout" svg:x1="26.901cm" svg:y1="5.064cm" svg:x2="28.171cm" svg:y2="5.064cm">
          <text:p/>
        </draw:line>
        <draw:frame draw:style-name="gr5" draw:text-style-name="P2" draw:layer="layout" svg:width="2.09cm" svg:height="0.53cm" svg:x="26.683cm" svg:y="4.302cm">
          <draw:text-box>
            <text:p><text:span text:style-name="T1">sda_hold_time</text:span></text:p>
          </draw:text-box>
        </draw:frame>
        <draw:line draw:style-name="gr4" draw:text-style-name="P1" draw:layer="layout" svg:x1="29.441cm" svg:y1="4.81cm" svg:x2="30.838cm" svg:y2="4.81cm">
          <text:p/>
        </draw:line>
        <draw:line draw:style-name="gr3" draw:text-style-name="P1" draw:layer="layout" svg:x1="29.441cm" svg:y1="2.651cm" svg:x2="29.441cm" svg:y2="12.43cm">
          <text:p/>
        </draw:line>
        <draw:frame draw:style-name="gr5" draw:text-style-name="P2" draw:layer="layout" svg:width="2.293cm" svg:height="0.53cm" svg:x="29.06cm" svg:y="4.915cm">
          <draw:text-box>
            <text:p><text:span text:style-name="T1">stop_setup_time</text:span></text:p>
          </draw:text-box>
        </draw:frame>
        <draw:line draw:style-name="gr1" draw:text-style-name="P1" draw:layer="layout" svg:x1="27.536cm" svg:y1="8.366cm" svg:x2="28.044cm" svg:y2="8.366cm">
          <text:p/>
        </draw:line>
        <draw:line draw:style-name="gr1" draw:text-style-name="P1" draw:layer="layout" svg:x1="28.044cm" svg:y1="8.366cm" svg:x2="28.171cm" svg:y2="10.906cm">
          <text:p/>
        </draw:line>
        <draw:line draw:style-name="gr1" draw:text-style-name="P1" draw:layer="layout" svg:x1="28.171cm" svg:y1="10.906cm" svg:x2="30.838cm" svg:y2="10.906cm">
          <text:p/>
        </draw:line>
        <draw:line draw:style-name="gr3" draw:text-style-name="P1" draw:layer="layout" svg:x1="30.838cm" svg:y1="2.778cm" svg:x2="30.838cm" svg:y2="12.557cm">
          <text:p/>
        </draw:line>
        <draw:line draw:style-name="gr1" draw:text-style-name="P1" draw:layer="layout" svg:x1="30.807cm" svg:y1="10.908cm" svg:x2="30.965cm" svg:y2="8.366cm">
          <text:p/>
        </draw:line>
        <draw:line draw:style-name="gr1" draw:text-style-name="P1" draw:layer="layout" svg:x1="33.251cm" svg:y1="8.366cm" svg:x2="30.965cm" svg:y2="8.366cm">
          <text:p/>
        </draw:line>
        <draw:line draw:style-name="gr3" draw:text-style-name="P1" draw:layer="layout" svg:x1="32.189cm" svg:y1="2.778cm" svg:x2="32.189cm" svg:y2="12.557cm">
          <text:p/>
        </draw:line>
        <draw:line draw:style-name="gr4" draw:text-style-name="P1" draw:layer="layout" svg:x1="30.838cm" svg:y1="4.81cm" svg:x2="32.235cm" svg:y2="4.81cm">
          <text:p/>
        </draw:line>
        <draw:frame draw:style-name="gr5" draw:text-style-name="P2" draw:layer="layout" svg:width="2.157cm" svg:height="0.53cm" svg:x="30.577cm" svg:y="4.175cm">
          <draw:text-box>
            <text:p><text:span text:style-name="T1">stop_hold_time</text:span></text:p>
          </draw:text-box>
        </draw:frame>
        <draw:line draw:style-name="gr3" draw:text-style-name="P1" draw:layer="layout" svg:x1="11.287cm" svg:y1="3.159cm" svg:x2="11.287cm" svg:y2="12.938cm">
          <text:p/>
        </draw:line>
        <draw:line draw:style-name="gr3" draw:text-style-name="P1" draw:layer="layout" svg:x1="12.457cm" svg:y1="3.159cm" svg:x2="12.457cm" svg:y2="12.938cm">
          <text:p/>
        </draw:line>
        <draw:line draw:style-name="gr1" draw:text-style-name="P1" draw:layer="layout" svg:x1="11.78cm" svg:y1="10.909cm" svg:x2="11.938cm" svg:y2="8.367cm">
          <text:p/>
        </draw:line>
        <draw:line draw:style-name="gr1" draw:text-style-name="P1" draw:layer="layout" svg:x1="11.938cm" svg:y1="8.367cm" svg:x2="12.446cm" svg:y2="8.367cm">
          <text:p/>
        </draw:line>
        <draw:line draw:style-name="gr4" draw:text-style-name="P1" draw:layer="layout" svg:x1="11.287cm" svg:y1="5.318cm" svg:x2="12.557cm" svg:y2="5.318cm">
          <text:p/>
        </draw:line>
        <draw:frame draw:style-name="gr5" draw:text-style-name="P2" draw:layer="layout" svg:width="2.09cm" svg:height="0.53cm" svg:x="11.033cm" svg:y="4.661cm">
          <draw:text-box>
            <text:p><text:span text:style-name="T1">sda_hold_time</text:span></text:p>
          </draw:text-box>
        </draw:frame>
        <draw:line draw:style-name="gr3" draw:text-style-name="P1" draw:layer="layout" svg:x1="13.827cm" svg:y1="3.159cm" svg:x2="13.827cm" svg:y2="12.938cm">
          <text:p/>
        </draw:line>
        <draw:line draw:style-name="gr3" draw:text-style-name="P1" draw:layer="layout" svg:x1="14.97cm" svg:y1="3.159cm" svg:x2="14.97cm" svg:y2="12.938cm">
          <text:p/>
        </draw:line>
        <draw:line draw:style-name="gr4" draw:text-style-name="P1" draw:layer="layout" svg:x1="13.827cm" svg:y1="5.572cm" svg:x2="15.097cm" svg:y2="5.572cm">
          <text:p/>
        </draw:line>
        <draw:frame draw:style-name="gr5" draw:text-style-name="P2" draw:layer="layout" svg:width="2.822cm" svg:height="0.53cm" svg:x="13.7cm" svg:y="4.81cm">
          <draw:text-box>
            <text:p><text:span text:style-name="T1">scl_rstart_setup_time</text:span></text:p>
          </draw:text-box>
        </draw:frame>
        <draw:line draw:style-name="gr1" draw:text-style-name="P1" draw:layer="layout" svg:x1="14.843cm" svg:y1="8.366cm" svg:x2="15.097cm" svg:y2="10.906cm">
          <text:p/>
        </draw:line>
        <draw:line draw:style-name="gr4" draw:text-style-name="P1" draw:layer="layout" svg:x1="14.97cm" svg:y1="5.572cm" svg:x2="16.494cm" svg:y2="5.572cm">
          <text:p/>
        </draw:line>
        <draw:line draw:style-name="gr3" draw:text-style-name="P1" draw:layer="layout" svg:x1="16.494cm" svg:y1="2.778cm" svg:x2="16.494cm" svg:y2="12.557cm">
          <text:p/>
        </draw:line>
        <draw:frame draw:style-name="gr5" draw:text-style-name="P2" draw:layer="layout" svg:width="2.606cm" svg:height="0.53cm" svg:x="14.688cm" svg:y="5.931cm">
          <draw:text-box>
            <text:p><text:span text:style-name="T1">scl_start_hold_time</text:span></text:p>
          </draw:text-box>
        </draw:frame>
        <draw:line draw:style-name="gr1" draw:text-style-name="P1" draw:layer="layout" svg:x1="1.635cm" svg:y1="8.366cm" svg:x2="1.889cm" svg:y2="10.906cm">
          <text:p/>
        </draw:line>
        <draw:line draw:style-name="gr1" draw:text-style-name="P1" draw:layer="layout" svg:x1="1.889cm" svg:y1="10.906cm" svg:x2="6.842cm" svg:y2="10.906cm">
          <text:p/>
        </draw:line>
        <draw:line draw:style-name="gr1" draw:text-style-name="P1" draw:layer="layout" svg:x1="6.842cm" svg:y1="10.908cm" svg:x2="7cm" svg:y2="8.366cm">
          <text:p/>
        </draw:line>
        <draw:line draw:style-name="gr1" draw:text-style-name="P1" draw:layer="layout" svg:x1="17.843cm" svg:y1="8.367cm" svg:x2="18.097cm" svg:y2="10.907cm">
          <text:p/>
        </draw:line>
        <draw:line draw:style-name="gr1" draw:text-style-name="P1" draw:layer="layout" svg:x1="17.843cm" svg:y1="10.909cm" svg:x2="18.001cm" svg:y2="8.367cm">
          <text:p/>
        </draw:line>
        <draw:line draw:style-name="gr1" draw:text-style-name="P1" draw:layer="layout" svg:x1="18.145cm" svg:y1="10.906cm" svg:x2="22.463cm" svg:y2="10.906cm">
          <text:p/>
        </draw:line>
        <draw:line draw:style-name="gr1" draw:text-style-name="P1" draw:layer="layout" svg:x1="18.018cm" svg:y1="8.366cm" svg:x2="22.463cm" svg:y2="8.366cm">
          <text:p/>
        </draw:line>
        <draw:line draw:style-name="gr1" draw:text-style-name="P1" draw:layer="layout" svg:x1="21.574cm" svg:y1="4.302cm" svg:x2="21.828cm" svg:y2="6.842cm">
          <text:p/>
        </draw:line>
        <draw:line draw:style-name="gr1" draw:text-style-name="P1" draw:layer="layout" svg:x1="24.114cm" svg:y1="6.842cm" svg:x2="21.828cm" svg:y2="6.842cm">
          <text:p/>
        </draw:line>
        <draw:line draw:style-name="gr1" draw:text-style-name="P1" draw:layer="layout" svg:x1="22.463cm" svg:y1="8.366cm" svg:x2="22.717cm" svg:y2="10.906cm">
          <text:p/>
        </draw:line>
        <draw:line draw:style-name="gr1" draw:text-style-name="P1" draw:layer="layout" svg:x1="22.463cm" svg:y1="10.908cm" svg:x2="22.621cm" svg:y2="8.366cm">
          <text:p/>
        </draw:line>
        <draw:line draw:style-name="gr1" draw:text-style-name="P1" draw:layer="layout" svg:x1="24.091cm" svg:y1="6.845cm" svg:x2="24.472cm" svg:y2="4.305cm">
          <text:p/>
        </draw:line>
        <draw:line draw:style-name="gr1" draw:text-style-name="P1" draw:layer="layout" svg:x1="26.739cm" svg:y1="4.305cm" svg:x2="24.453cm" svg:y2="4.305cm">
          <text:p/>
        </draw:line>
        <draw:line draw:style-name="gr1" draw:text-style-name="P1" draw:layer="layout" svg:x1="22.717cm" svg:y1="10.906cm" svg:x2="27.416cm" svg:y2="10.906cm">
          <text:p/>
        </draw:line>
        <draw:line draw:style-name="gr3" draw:text-style-name="P1" draw:layer="layout" svg:x1="8.747cm" svg:y1="3.286cm" svg:x2="8.747cm" svg:y2="13.065cm">
          <text:p/>
        </draw:line>
        <draw:line draw:style-name="gr3" draw:text-style-name="P1" draw:layer="layout" svg:x1="10.017cm" svg:y1="3.259cm" svg:x2="10.017cm" svg:y2="13.038cm">
          <text:p/>
        </draw:line>
        <draw:line draw:style-name="gr4" draw:text-style-name="P1" draw:layer="layout" svg:x1="8.747cm" svg:y1="5.318cm" svg:x2="10.017cm" svg:y2="5.318cm">
          <text:p/>
        </draw:line>
        <draw:frame draw:style-name="gr5" draw:text-style-name="P2" draw:layer="layout" svg:width="2.415cm" svg:height="0.53cm" svg:x="8.493cm" svg:y="4.556cm">
          <draw:text-box>
            <text:p><text:span text:style-name="T1">sda_sample_time</text:span></text:p>
          </draw:text-box>
        </draw:frame>
        <draw:g>
          <draw:line draw:style-name="gr1" draw:text-style-name="P1" xml:id="id1" draw:id="id1" draw:layer="layout" svg:x1="4.792cm" svg:y1="11.342cm" svg:x2="5.159cm" svg:y2="11.342cm">
            <text:p/>
          </draw:line>
          <draw:line draw:style-name="gr1" draw:text-style-name="P1" xml:id="id2" draw:id="id2" draw:layer="layout" svg:x1="5.443cm" svg:y1="12.643cm" svg:x2="5.81cm" svg:y2="12.643cm">
            <text:p/>
          </draw:line>
          <draw:connector draw:style-name="gr1" draw:text-style-name="P1" draw:layer="layout" draw:type="line" svg:x1="5.159cm" svg:y1="11.342cm" svg:x2="5.443cm" svg:y2="12.643cm" draw:start-shape="id1" draw:start-glue-point="1" draw:end-shape="id2" draw:end-glue-point="3" svg:d="M5159 11342l284 1301" svg:viewBox="0 0 285 1302">
            <text:p/>
          </draw:connector>
          <draw:connector draw:style-name="gr1" draw:text-style-name="P1" draw:layer="layout" draw:type="line" svg:x1="5.81cm" svg:y1="12.643cm" svg:x2="6.095cm" svg:y2="11.344cm" draw:start-shape="id2" draw:start-glue-point="1" svg:d="M5810 12643l285-1299" svg:viewBox="0 0 286 1300">
            <text:p/>
          </draw:connector>
        </draw:g>
        <draw:g>
          <draw:line draw:style-name="gr1" draw:text-style-name="P1" xml:id="id3" draw:id="id3" draw:layer="layout" svg:x1="7.043cm" svg:y1="12.643cm" svg:x2="7.41cm" svg:y2="12.643cm">
            <text:p/>
          </draw:line>
          <draw:line draw:style-name="gr1" draw:text-style-name="P1" xml:id="id4" draw:id="id4" draw:layer="layout" svg:x1="7.695cm" svg:y1="11.344cm" svg:x2="8.062cm" svg:y2="11.344cm">
            <text:p/>
          </draw:line>
          <draw:connector draw:style-name="gr1" draw:text-style-name="P1" draw:layer="layout" draw:type="line" svg:x1="7.41cm" svg:y1="12.643cm" svg:x2="7.695cm" svg:y2="11.344cm" draw:start-shape="id3" draw:start-glue-point="1" draw:end-shape="id4" svg:d="M7410 12643l285-1299" svg:viewBox="0 0 286 1300">
            <text:p/>
          </draw:connector>
        </draw:g>
        <draw:g>
          <draw:line draw:style-name="gr1" draw:text-style-name="P1" xml:id="id5" draw:id="id5" draw:layer="layout" svg:x1="8.995cm" svg:y1="11.444cm" svg:x2="9.362cm" svg:y2="11.444cm">
            <text:p/>
          </draw:line>
          <draw:connector draw:style-name="gr1" draw:text-style-name="P1" draw:layer="layout" draw:type="line" svg:x1="8.711cm" svg:y1="12.743cm" svg:x2="8.995cm" svg:y2="11.444cm" draw:end-shape="id5" svg:d="M8711 12743l284-1299" svg:viewBox="0 0 285 1300">
            <text:p/>
          </draw:connector>
          <draw:line draw:style-name="gr1" draw:text-style-name="P1" xml:id="id6" draw:id="id6" draw:layer="layout" svg:x1="9.697cm" svg:y1="12.745cm" svg:x2="10.064cm" svg:y2="12.745cm">
            <text:p/>
          </draw:line>
          <draw:connector draw:style-name="gr1" draw:text-style-name="P1" draw:layer="layout" draw:type="line" svg:x1="9.362cm" svg:y1="11.444cm" svg:x2="9.697cm" svg:y2="12.745cm" draw:start-shape="id5" draw:start-glue-point="1" draw:end-shape="id6" draw:end-glue-point="3" svg:d="M9362 11444l335 1301" svg:viewBox="0 0 336 1302">
            <text:p/>
          </draw:connector>
        </draw:g>
        <draw:line draw:style-name="gr1" draw:text-style-name="P1" xml:id="id7" draw:id="id7" draw:layer="layout" svg:x1="10.995cm" svg:y1="11.444cm" svg:x2="11.362cm" svg:y2="11.444cm">
          <text:p/>
        </draw:line>
        <draw:connector draw:style-name="gr1" draw:text-style-name="P1" draw:layer="layout" draw:type="line" svg:x1="10.711cm" svg:y1="12.743cm" svg:x2="10.995cm" svg:y2="11.444cm" draw:end-shape="id7" svg:d="M10711 12743l284-1299" svg:viewBox="0 0 285 1300">
          <text:p/>
        </draw:connector>
        <draw:line draw:style-name="gr1" draw:text-style-name="P1" xml:id="id8" draw:id="id8" draw:layer="layout" svg:x1="11.697cm" svg:y1="12.745cm" svg:x2="12.064cm" svg:y2="12.745cm">
          <text:p/>
        </draw:line>
        <draw:connector draw:style-name="gr1" draw:text-style-name="P1" draw:layer="layout" draw:type="line" svg:x1="11.362cm" svg:y1="11.444cm" svg:x2="11.697cm" svg:y2="12.745cm" draw:start-shape="id7" draw:start-glue-point="1" draw:end-shape="id8" draw:end-glue-point="3" svg:d="M11362 11444l335 1301" svg:viewBox="0 0 336 1302">
          <text:p/>
        </draw:connector>
        <draw:g>
          <draw:frame draw:style-name="gr2" draw:text-style-name="P3" draw:layer="layout" svg:width="1.044cm" svg:height="0.586cm" svg:x="1.173cm" svg:y="14.825cm">
            <draw:text-box>
              <text:p><text:span text:style-name="T2">SCL</text:span></text:p>
            </draw:text-box>
          </draw:frame>
          <draw:line draw:style-name="gr6" draw:text-style-name="P4" draw:layer="layout" svg:x1="2.443cm" svg:y1="14.763cm" svg:x2="3.053cm" svg:y2="14.763cm">
            <text:p/>
          </draw:line>
          <draw:line draw:style-name="gr1" draw:text-style-name="P4" xml:id="id9" draw:id="id9" draw:layer="layout" svg:x1="2.355cm" svg:y1="15.114cm" svg:x2="2.831cm" svg:y2="15.114cm">
            <text:p/>
          </draw:line>
          <draw:line draw:style-name="gr1" draw:text-style-name="P4" xml:id="id10" draw:id="id10" draw:layer="layout" svg:x1="3.2cm" svg:y1="16.415cm" svg:x2="3.676cm" svg:y2="16.415cm">
            <text:p/>
          </draw:line>
          <draw:line draw:style-name="gr1" draw:text-style-name="P4" xml:id="id11" draw:id="id11" draw:layer="layout" svg:x1="4.044cm" svg:y1="15.116cm" svg:x2="4.52cm" svg:y2="15.116cm">
            <text:p/>
          </draw:line>
          <draw:connector draw:style-name="gr1" draw:text-style-name="P4" draw:layer="layout" draw:type="line" svg:x1="2.831cm" svg:y1="15.114cm" svg:x2="3.2cm" svg:y2="16.415cm" draw:start-shape="id9" draw:start-glue-point="1" draw:end-shape="id10" draw:end-glue-point="3" svg:d="M2831 15114l369 1301" svg:viewBox="0 0 370 1302">
            <text:p/>
          </draw:connector>
          <draw:connector draw:style-name="gr1" draw:text-style-name="P4" draw:layer="layout" draw:type="line" svg:x1="3.676cm" svg:y1="16.415cm" svg:x2="4.044cm" svg:y2="15.116cm" draw:start-shape="id10" draw:start-glue-point="1" draw:end-shape="id11" svg:d="M3676 16415l368-1299" svg:viewBox="0 0 369 1300">
            <text:p/>
          </draw:connector>
          <draw:line draw:style-name="gr1" draw:text-style-name="P4" xml:id="id12" draw:id="id12" draw:layer="layout" svg:x1="4.955cm" svg:y1="16.417cm" svg:x2="5.431cm" svg:y2="16.417cm">
            <text:p/>
          </draw:line>
          <draw:connector draw:style-name="gr1" draw:text-style-name="P4" draw:layer="layout" draw:type="line" svg:x1="4.52cm" svg:y1="15.116cm" svg:x2="4.955cm" svg:y2="16.417cm" draw:start-shape="id11" draw:start-glue-point="1" draw:end-shape="id12" draw:end-glue-point="3" svg:d="M4520 15116l435 1301" svg:viewBox="0 0 436 1302">
            <text:p/>
          </draw:connector>
          <draw:line draw:style-name="gr1" draw:text-style-name="P4" xml:id="id13" draw:id="id13" draw:layer="layout" svg:x1="5.865cm" svg:y1="15.118cm" svg:x2="6.341cm" svg:y2="15.118cm">
            <text:p/>
          </draw:line>
          <draw:connector draw:style-name="gr1" draw:text-style-name="P4" draw:layer="layout" draw:type="line" svg:x1="5.431cm" svg:y1="16.417cm" svg:x2="5.865cm" svg:y2="15.118cm" draw:start-shape="id12" draw:start-glue-point="1" draw:end-shape="id13" draw:end-glue-point="3" svg:d="M5431 16417l434-1299" svg:viewBox="0 0 435 1300">
            <text:p/>
          </draw:connector>
          <draw:line draw:style-name="gr1" draw:text-style-name="P4" xml:id="id14" draw:id="id14" draw:layer="layout" svg:x1="6.776cm" svg:y1="16.419cm" svg:x2="7.252cm" svg:y2="16.419cm">
            <text:p/>
          </draw:line>
          <draw:connector draw:style-name="gr1" draw:text-style-name="P4" draw:layer="layout" draw:type="line" svg:x1="6.341cm" svg:y1="15.118cm" svg:x2="6.776cm" svg:y2="16.419cm" draw:start-shape="id13" draw:start-glue-point="1" draw:end-shape="id14" draw:end-glue-point="3" svg:d="M6341 15118l435 1301" svg:viewBox="0 0 436 1302">
            <text:p/>
          </draw:connector>
          <draw:line draw:style-name="gr1" draw:text-style-name="P4" xml:id="id15" draw:id="id15" draw:layer="layout" svg:x1="7.686cm" svg:y1="15.12cm" svg:x2="8.162cm" svg:y2="15.12cm">
            <text:p/>
          </draw:line>
          <draw:connector draw:style-name="gr1" draw:text-style-name="P4" draw:layer="layout" draw:type="line" svg:x1="7.252cm" svg:y1="16.419cm" svg:x2="7.686cm" svg:y2="15.12cm" draw:start-shape="id14" draw:start-glue-point="1" draw:end-shape="id15" draw:end-glue-point="3" svg:d="M7252 16419l434-1299" svg:viewBox="0 0 435 1300">
            <text:p/>
          </draw:connector>
          <draw:line draw:style-name="gr1" draw:text-style-name="P4" xml:id="id16" draw:id="id16" draw:layer="layout" svg:x1="8.597cm" svg:y1="16.421cm" svg:x2="9.073cm" svg:y2="16.421cm">
            <text:p/>
          </draw:line>
          <draw:connector draw:style-name="gr1" draw:text-style-name="P4" draw:layer="layout" draw:type="line" svg:x1="8.162cm" svg:y1="15.12cm" svg:x2="8.597cm" svg:y2="16.421cm" draw:start-shape="id15" draw:start-glue-point="1" draw:end-shape="id16" draw:end-glue-point="3" svg:d="M8162 15120l435 1301" svg:viewBox="0 0 436 1302">
            <text:p/>
          </draw:connector>
          <draw:line draw:style-name="gr1" draw:text-style-name="P4" xml:id="id17" draw:id="id17" draw:layer="layout" svg:x1="9.378cm" svg:y1="15.122cm" svg:x2="9.854cm" svg:y2="15.122cm">
            <text:p/>
          </draw:line>
          <draw:connector draw:style-name="gr1" draw:text-style-name="P4" draw:layer="layout" draw:type="line" svg:x1="9.073cm" svg:y1="16.421cm" svg:x2="9.378cm" svg:y2="15.122cm" draw:start-shape="id16" draw:start-glue-point="1" draw:end-shape="id17" draw:end-glue-point="3" svg:d="M9073 16421l305-1299" svg:viewBox="0 0 306 1300">
            <text:p/>
          </draw:connector>
          <draw:line draw:style-name="gr1" draw:text-style-name="P4" xml:id="id18" draw:id="id18" draw:layer="layout" svg:x1="10.158cm" svg:y1="16.423cm" svg:x2="10.634cm" svg:y2="16.423cm">
            <text:p/>
          </draw:line>
          <draw:connector draw:style-name="gr1" draw:text-style-name="P4" draw:layer="layout" draw:type="line" svg:x1="9.854cm" svg:y1="15.122cm" svg:x2="10.158cm" svg:y2="16.423cm" draw:start-shape="id17" draw:start-glue-point="1" draw:end-shape="id18" draw:end-glue-point="3" svg:d="M9854 15122l304 1301" svg:viewBox="0 0 305 1302">
            <text:p/>
          </draw:connector>
          <draw:line draw:style-name="gr1" draw:text-style-name="P4" xml:id="id19" draw:id="id19" draw:layer="layout" svg:x1="10.939cm" svg:y1="15.124cm" svg:x2="11.415cm" svg:y2="15.124cm">
            <text:p/>
          </draw:line>
          <draw:connector draw:style-name="gr1" draw:text-style-name="P4" draw:layer="layout" draw:type="line" svg:x1="10.634cm" svg:y1="16.423cm" svg:x2="10.939cm" svg:y2="15.124cm" draw:start-shape="id18" draw:start-glue-point="1" draw:end-shape="id19" draw:end-glue-point="3" svg:d="M10634 16423l305-1299" svg:viewBox="0 0 306 1300">
            <text:p/>
          </draw:connector>
          <draw:line draw:style-name="gr1" draw:text-style-name="P4" xml:id="id20" draw:id="id20" draw:layer="layout" svg:x1="11.85cm" svg:y1="16.425cm" svg:x2="12.326cm" svg:y2="16.425cm">
            <text:p/>
          </draw:line>
          <draw:connector draw:style-name="gr1" draw:text-style-name="P4" draw:layer="layout" draw:type="line" svg:x1="11.415cm" svg:y1="15.124cm" svg:x2="11.85cm" svg:y2="16.425cm" draw:start-shape="id19" draw:start-glue-point="1" draw:end-shape="id20" draw:end-glue-point="3" svg:d="M11415 15124l435 1301" svg:viewBox="0 0 436 1302">
            <text:p/>
          </draw:connector>
          <draw:line draw:style-name="gr1" draw:text-style-name="P4" xml:id="id40" draw:id="id40" draw:layer="layout" svg:x1="1.898cm" svg:y1="17.516cm" svg:x2="2.374cm" svg:y2="17.516cm">
            <text:p/>
          </draw:line>
          <draw:frame draw:style-name="gr7" draw:text-style-name="P3" draw:layer="layout" svg:width="1.086cm" svg:height="0.586cm" svg:x="1.173cm" svg:y="17.026cm">
            <draw:text-box>
              <text:p><text:span text:style-name="T2">SDA</text:span></text:p>
            </draw:text-box>
          </draw:frame>
          <draw:line draw:style-name="gr3" draw:text-style-name="P4" draw:layer="layout" svg:x1="3.051cm" svg:y1="14.763cm" svg:x2="3.051cm" svg:y2="19.208cm">
            <text:p/>
          </draw:line>
          <draw:line draw:style-name="gr3" draw:text-style-name="P4" draw:layer="layout" svg:x1="6.004cm" svg:y1="14.769cm" svg:x2="6.004cm" svg:y2="19.214cm">
            <text:p/>
          </draw:line>
          <draw:line draw:style-name="gr3" draw:text-style-name="P4" draw:layer="layout" svg:x1="4.753cm" svg:y1="14.767cm" svg:x2="4.753cm" svg:y2="19.212cm">
            <text:p/>
          </draw:line>
          <draw:line draw:style-name="gr3" draw:text-style-name="P4" draw:layer="layout" svg:x1="7.454cm" svg:y1="14.769cm" svg:x2="7.454cm" svg:y2="19.214cm">
            <text:p/>
          </draw:line>
          <draw:line draw:style-name="gr3" draw:text-style-name="P4" draw:layer="layout" svg:x1="11.155cm" svg:y1="14.771cm" svg:x2="11.155cm" svg:y2="19.216cm">
            <text:p/>
          </draw:line>
          <draw:connector draw:style-name="gr8" draw:text-style-name="P4" xml:id="id21" draw:id="id21" draw:layer="layout" draw:type="line" svg:x1="3.788cm" svg:y1="17.518cm" svg:x2="4.971cm" svg:y2="17.507cm" svg:d="M3788 17518l1183-11" svg:viewBox="0 0 1184 12">
            <text:p/>
          </draw:connector>
          <draw:connector draw:style-name="gr8" draw:text-style-name="P4" xml:id="id29" draw:id="id29" draw:layer="layout" draw:type="line" svg:x1="3.788cm" svg:y1="17.518cm" svg:x2="3.419cm" svg:y2="18.831cm" draw:start-shape="id21" draw:start-glue-point="2" svg:d="M3788 17518l-369 1313" svg:viewBox="0 0 370 1314">
            <text:p/>
          </draw:connector>
          <draw:connector draw:style-name="gr8" draw:text-style-name="P4" xml:id="id24" draw:id="id24" draw:layer="layout" draw:type="line" svg:x1="3.79cm" svg:y1="18.82cm" svg:x2="4.973cm" svg:y2="18.809cm" svg:d="M3790 18820l1183-11" svg:viewBox="0 0 1184 12">
            <text:p/>
          </draw:connector>
          <draw:connector draw:style-name="gr8" draw:text-style-name="P4" xml:id="id22" draw:id="id22" draw:layer="layout" draw:type="line" svg:x1="6.821cm" svg:y1="17.519cm" svg:x2="7.191cm" svg:y2="18.821cm" svg:d="M6821 17519l370 1302" svg:viewBox="0 0 371 1303">
            <text:p/>
          </draw:connector>
          <draw:line draw:style-name="gr3" draw:text-style-name="P4" draw:layer="layout" svg:x1="5.653cm" svg:y1="14.767cm" svg:x2="5.653cm" svg:y2="19.212cm">
            <text:p/>
          </draw:line>
          <draw:connector draw:style-name="gr8" draw:text-style-name="P4" xml:id="id25" draw:id="id25" draw:layer="layout" draw:type="line" svg:x1="5.29cm" svg:y1="17.52cm" svg:x2="6.821cm" svg:y2="17.519cm" draw:end-shape="id22" draw:end-glue-point="2" svg:d="M5290 17520l1531-1" svg:viewBox="0 0 1532 2">
            <text:p/>
          </draw:connector>
          <draw:connector draw:style-name="gr8" draw:text-style-name="P4" xml:id="id23" draw:id="id23" draw:layer="layout" draw:type="line" svg:x1="5.292cm" svg:y1="18.822cm" svg:x2="6.821cm" svg:y2="18.819cm" svg:d="M5292 18822l1529-3" svg:viewBox="0 0 1530 4">
            <text:p/>
          </draw:connector>
          <draw:connector draw:style-name="gr8" draw:text-style-name="P4" draw:layer="layout" draw:type="line" svg:x1="4.971cm" svg:y1="17.507cm" svg:x2="5.292cm" svg:y2="18.822cm" draw:start-shape="id21" draw:start-glue-point="3" draw:end-shape="id23" draw:end-glue-point="2" svg:d="M4971 17507l321 1315" svg:viewBox="0 0 322 1316">
            <text:p/>
          </draw:connector>
          <draw:connector draw:style-name="gr8" draw:text-style-name="P4" draw:layer="layout" draw:type="line" svg:x1="4.973cm" svg:y1="18.809cm" svg:x2="5.29cm" svg:y2="17.52cm" draw:start-shape="id24" draw:start-glue-point="3" draw:end-shape="id25" draw:end-glue-point="2" svg:d="M4973 18809l317-1289" svg:viewBox="0 0 318 1290">
            <text:p/>
          </draw:connector>
          <draw:connector draw:style-name="gr8" draw:text-style-name="P4" draw:layer="layout" draw:type="line" svg:x1="7.194cm" svg:y1="18.824cm" svg:x2="8.523cm" svg:y2="18.821cm" draw:end-shape="id26" draw:end-glue-point="3" svg:d="M7194 18824l1329-3" svg:viewBox="0 0 1330 4">
            <text:p/>
          </draw:connector>
          <draw:connector draw:style-name="gr8" draw:text-style-name="P4" xml:id="id26" draw:id="id26" draw:layer="layout" draw:type="line" svg:x1="8.892cm" svg:y1="17.522cm" svg:x2="8.523cm" svg:y2="18.821cm" svg:d="M8892 17522l-369 1299" svg:viewBox="0 0 370 1300">
            <text:p/>
          </draw:connector>
          <draw:connector draw:style-name="gr8" draw:text-style-name="P4" xml:id="id30" draw:id="id30" draw:layer="layout" draw:type="line" svg:x1="8.896cm" svg:y1="18.826cm" svg:x2="10.079cm" svg:y2="18.815cm" svg:d="M8896 18826l1183-11" svg:viewBox="0 0 1184 12">
            <text:p/>
          </draw:connector>
          <draw:connector draw:style-name="gr8" draw:text-style-name="P4" xml:id="id31" draw:id="id31" draw:layer="layout" draw:type="line" svg:x1="8.898cm" svg:y1="17.528cm" svg:x2="10.081cm" svg:y2="17.517cm" svg:d="M8898 17528l1183-11" svg:viewBox="0 0 1184 12">
            <text:p/>
          </draw:connector>
          <draw:connector draw:style-name="gr8" draw:text-style-name="P4" xml:id="id33" draw:id="id33" draw:layer="layout" draw:type="line" svg:x1="11.223cm" svg:y1="17.521cm" svg:x2="11.593cm" svg:y2="18.823cm" svg:d="M11223 17521l370 1302" svg:viewBox="0 0 371 1303">
            <text:p/>
          </draw:connector>
          <draw:line draw:style-name="gr3" draw:text-style-name="P4" draw:layer="layout" svg:x1="8.154cm" svg:y1="14.769cm" svg:x2="8.158cm" svg:y2="19.208cm">
            <text:p/>
          </draw:line>
          <draw:line draw:style-name="gr3" draw:text-style-name="P4" draw:layer="layout" svg:x1="8.956cm" svg:y1="14.773cm" svg:x2="8.956cm" svg:y2="19.218cm">
            <text:p/>
          </draw:line>
          <draw:connector draw:style-name="gr8" draw:text-style-name="P4" xml:id="id34" draw:id="id34" draw:layer="layout" draw:type="line" svg:x1="12.294cm" svg:y1="17.524cm" svg:x2="11.925cm" svg:y2="18.823cm" svg:d="M12294 17524l-369 1299" svg:viewBox="0 0 370 1300">
            <text:p/>
          </draw:connector>
          <draw:line draw:style-name="gr1" draw:text-style-name="P4" xml:id="id27" draw:id="id27" draw:layer="layout" svg:x1="12.64cm" svg:y1="15.125cm" svg:x2="13.116cm" svg:y2="15.125cm">
            <text:p/>
          </draw:line>
          <draw:line draw:style-name="gr1" draw:text-style-name="P4" xml:id="id28" draw:id="id28" draw:layer="layout" svg:x1="13.541cm" svg:y1="16.426cm" svg:x2="14.017cm" svg:y2="16.426cm">
            <text:p/>
          </draw:line>
          <draw:connector draw:style-name="gr8" draw:text-style-name="P4" draw:layer="layout" draw:type="line" svg:x1="12.64cm" svg:y1="15.125cm" svg:x2="12.326cm" svg:y2="16.425cm" draw:start-shape="id27" draw:start-glue-point="3" draw:end-shape="id20" draw:end-glue-point="1" svg:d="M12640 15125l-314 1300" svg:viewBox="0 0 315 1301">
            <text:p/>
          </draw:connector>
          <draw:connector draw:style-name="gr8" draw:text-style-name="P4" draw:layer="layout" draw:type="line" svg:x1="13.116cm" svg:y1="15.125cm" svg:x2="13.541cm" svg:y2="16.426cm" draw:start-shape="id27" draw:start-glue-point="1" draw:end-shape="id28" draw:end-glue-point="3" svg:d="M13116 15125l425 1301" svg:viewBox="0 0 426 1302">
            <text:p/>
          </draw:connector>
          <draw:connector draw:style-name="gr8" draw:text-style-name="P4" xml:id="id42" draw:id="id42" draw:layer="layout" draw:type="line" svg:x1="14.017cm" svg:y1="16.426cm" svg:x2="14.343cm" svg:y2="15.128cm" draw:start-shape="id28" draw:start-glue-point="1" svg:d="M14017 16426l326-1298" svg:viewBox="0 0 327 1299">
            <text:p/>
          </draw:connector>
          <draw:connector draw:style-name="gr8" draw:text-style-name="P4" draw:layer="layout" draw:type="line" svg:x1="6.821cm" svg:y1="18.819cm" svg:x2="7.006cm" svg:y2="18.17cm" draw:start-shape="id23" draw:start-glue-point="3" draw:end-shape="id22" draw:end-glue-point="0" svg:d="M6821 18819l185-649" svg:viewBox="0 0 186 650">
            <text:p/>
          </draw:connector>
          <draw:connector draw:style-name="gr8" draw:text-style-name="P4" draw:layer="layout" draw:type="line" svg:x1="3.79cm" svg:y1="18.82cm" svg:x2="3.603cm" svg:y2="18.174cm" draw:start-shape="id24" draw:start-glue-point="2" draw:end-shape="id29" draw:end-glue-point="0" svg:d="M3790 18820l-187-646" svg:viewBox="0 0 188 647">
            <text:p/>
          </draw:connector>
          <draw:line draw:style-name="gr3" draw:text-style-name="P4" draw:layer="layout" svg:x1="2.452cm" svg:y1="14.765cm" svg:x2="2.452cm" svg:y2="19.21cm">
            <text:p/>
          </draw:line>
          <draw:frame draw:style-name="gr5" draw:text-style-name="P5" draw:layer="layout" svg:width="3.343cm" svg:height="0.543cm" svg:x="1.185cm" svg:y="14.146cm">
            <draw:text-box>
              <text:p><text:span text:style-name="T3">SDA_START_HOLD_TIME</text:span></text:p>
            </draw:text-box>
          </draw:frame>
          <draw:line draw:style-name="gr6" draw:text-style-name="P4" draw:layer="layout" svg:x1="3.032cm" svg:y1="16.623cm" svg:x2="3.591cm" svg:y2="16.623cm">
            <text:p/>
          </draw:line>
          <draw:line draw:style-name="gr3" draw:text-style-name="P4" draw:layer="layout" svg:x1="3.586cm" svg:y1="14.763cm" svg:x2="3.586cm" svg:y2="19.208cm">
            <text:p/>
          </draw:line>
          <draw:frame draw:style-name="gr2" draw:text-style-name="P5" draw:layer="layout" svg:width="2.483cm" svg:height="0.543cm" svg:x="2.041cm" svg:y="16.673cm">
            <draw:text-box>
              <text:p><text:span text:style-name="T3">SDA_HOLD_TIME</text:span></text:p>
            </draw:text-box>
          </draw:frame>
          <draw:line draw:style-name="gr6" draw:text-style-name="P4" draw:layer="layout" svg:x1="4.759cm" svg:y1="15.271cm" svg:x2="5.673cm" svg:y2="15.271cm">
            <text:p/>
          </draw:line>
          <draw:frame draw:style-name="gr5" draw:text-style-name="P5" draw:layer="layout" svg:width="2.674cm" svg:height="0.543cm" svg:x="3.286cm" svg:y="14.527cm">
            <draw:text-box>
              <text:p><text:span text:style-name="T3">SCL_LOW_PERIOD</text:span></text:p>
            </draw:text-box>
          </draw:frame>
          <draw:line draw:style-name="gr6" draw:text-style-name="P4" draw:layer="layout" svg:x1="6.004cm" svg:y1="16.191cm" svg:x2="6.563cm" svg:y2="16.191cm">
            <text:p/>
          </draw:line>
          <draw:frame draw:style-name="gr5" draw:text-style-name="P5" draw:layer="layout" svg:width="2.729cm" svg:height="0.543cm" svg:x="5.014cm" svg:y="16.254cm">
            <draw:text-box>
              <text:p><text:span text:style-name="T3">SCL_HIGH_PERIOD</text:span></text:p>
            </draw:text-box>
          </draw:frame>
          <draw:line draw:style-name="gr3" draw:text-style-name="P4" draw:layer="layout" svg:x1="7.854cm" svg:y1="14.769cm" svg:x2="7.854cm" svg:y2="19.214cm">
            <text:p/>
          </draw:line>
          <draw:frame draw:style-name="gr2" draw:text-style-name="P3" draw:layer="layout" svg:width="1.078cm" svg:height="0.586cm" svg:x="7.389cm" svg:y="17.745cm">
            <draw:text-box>
              <text:p><text:span text:style-name="T2">ACK</text:span></text:p>
            </draw:text-box>
          </draw:frame>
          <draw:connector draw:style-name="gr8" draw:text-style-name="P4" xml:id="id36" draw:id="id36" draw:layer="layout" draw:type="line" svg:x1="12.302cm" svg:y1="17.532cm" svg:x2="13.485cm" svg:y2="17.521cm" svg:d="M12302 17532l1183-11" svg:viewBox="0 0 1184 12">
            <text:p/>
          </draw:connector>
          <draw:connector draw:style-name="gr8" draw:text-style-name="P4" draw:layer="layout" draw:type="line" svg:x1="8.896cm" svg:y1="18.826cm" svg:x2="8.707cm" svg:y2="18.171cm" draw:start-shape="id30" draw:start-glue-point="2" draw:end-shape="id26" draw:end-glue-point="0" svg:d="M8896 18826l-189-655" svg:viewBox="0 0 190 656">
            <text:p/>
          </draw:connector>
          <draw:frame draw:style-name="gr5" draw:text-style-name="P5" draw:layer="layout" svg:width="2.792cm" svg:height="0.543cm" svg:x="6.299cm" svg:y="16.627cm">
            <draw:text-box>
              <text:p><text:span text:style-name="T3">SDA_SAMPLE_TIME</text:span></text:p>
            </draw:text-box>
          </draw:frame>
          <draw:line draw:style-name="gr6" draw:text-style-name="P4" draw:layer="layout" svg:x1="8.163cm" svg:y1="14.922cm" svg:x2="8.976cm" svg:y2="14.922cm">
            <text:p/>
          </draw:line>
          <draw:frame draw:style-name="gr5" draw:text-style-name="P5" draw:layer="layout" svg:width="2.483cm" svg:height="0.543cm" svg:x="7.84cm" svg:y="14.332cm">
            <draw:text-box>
              <text:p><text:span text:style-name="T3">SDA_HOLD_TIME</text:span></text:p>
            </draw:text-box>
          </draw:frame>
          <draw:line draw:style-name="gr3" draw:text-style-name="P4" draw:layer="layout" svg:x1="10.756cm" svg:y1="14.773cm" svg:x2="10.756cm" svg:y2="19.218cm">
            <text:p/>
          </draw:line>
          <draw:line draw:style-name="gr3" draw:text-style-name="P4" draw:layer="layout" svg:x1="11.656cm" svg:y1="14.773cm" svg:x2="11.656cm" svg:y2="19.218cm">
            <text:p/>
          </draw:line>
          <draw:connector draw:style-name="gr8" draw:text-style-name="P4" xml:id="id32" draw:id="id32" draw:layer="layout" draw:type="line" svg:x1="10.079cm" svg:y1="18.815cm" svg:x2="10.602cm" svg:y2="17.532cm" draw:start-shape="id30" draw:start-glue-point="3" svg:d="M10079 18815l523-1283" svg:viewBox="0 0 524 1284">
            <text:p/>
          </draw:connector>
          <draw:connector draw:style-name="gr8" draw:text-style-name="P4" draw:layer="layout" draw:type="line" svg:x1="10.081cm" svg:y1="17.517cm" svg:x2="10.34cm" svg:y2="18.173cm" draw:start-shape="id31" draw:start-glue-point="3" draw:end-shape="id32" draw:end-glue-point="0" svg:d="M10081 17517l259 656" svg:viewBox="0 0 260 657">
            <text:p/>
          </draw:connector>
          <draw:line draw:style-name="gr3" draw:text-style-name="P4" draw:layer="layout" svg:x1="12.125cm" svg:y1="14.775cm" svg:x2="12.125cm" svg:y2="19.22cm">
            <text:p/>
          </draw:line>
          <draw:connector draw:style-name="gr8" draw:text-style-name="P4" xml:id="id38" draw:id="id38" draw:layer="layout" draw:type="line" svg:x1="12.304cm" svg:y1="18.834cm" svg:x2="13.487cm" svg:y2="18.823cm" svg:d="M12304 18834l1183-11" svg:viewBox="0 0 1184 12">
            <text:p/>
          </draw:connector>
          <draw:connector draw:style-name="gr8" draw:text-style-name="P4" xml:id="id35" draw:id="id35" draw:layer="layout" draw:type="line" svg:x1="14.696cm" svg:y1="17.526cm" svg:x2="14.327cm" svg:y2="18.825cm" svg:d="M14696 17526l-369 1299" svg:viewBox="0 0 370 1300">
            <text:p/>
          </draw:connector>
          <draw:line draw:style-name="gr6" draw:text-style-name="P4" draw:layer="layout" svg:x1="10.754cm" svg:y1="14.89cm" svg:x2="11.16cm" svg:y2="14.89cm">
            <text:p/>
          </draw:line>
          <draw:frame draw:style-name="gr5" draw:text-style-name="P5" draw:layer="layout" svg:width="3.605cm" svg:height="0.543cm" svg:x="10.107cm" svg:y="14.281cm">
            <draw:text-box>
              <text:p><text:span text:style-name="T3">SCL_RSTART_SETUP_TIME</text:span></text:p>
            </draw:text-box>
          </draw:frame>
          <draw:frame draw:style-name="gr5" draw:text-style-name="P5" draw:layer="layout" svg:width="3.321cm" svg:height="0.543cm" svg:x="10.495cm" svg:y="16.402cm">
            <draw:text-box>
              <text:p><text:span text:style-name="T3">SCL_START_HOLD_TIME</text:span></text:p>
            </draw:text-box>
          </draw:frame>
          <draw:connector draw:style-name="gr8" draw:text-style-name="P4" draw:layer="layout" draw:type="line" svg:x1="10.602cm" svg:y1="17.532cm" svg:x2="11.223cm" svg:y2="17.521cm" draw:start-shape="id32" draw:start-glue-point="3" draw:end-shape="id33" draw:end-glue-point="2" svg:d="M10602 17532l621-11" svg:viewBox="0 0 622 12">
            <text:p/>
          </draw:connector>
          <draw:connector draw:style-name="gr8" draw:text-style-name="P4" draw:layer="layout" draw:type="line" svg:x1="11.593cm" svg:y1="18.823cm" svg:x2="11.925cm" svg:y2="18.823cm" draw:start-shape="id33" draw:start-glue-point="3" draw:end-shape="id34" draw:end-glue-point="3" svg:d="M11593 18823h332" svg:viewBox="0 0 333 1">
            <text:p/>
          </draw:connector>
          <draw:connector draw:style-name="gr8" draw:text-style-name="P4" xml:id="id37" draw:id="id37" draw:layer="layout" draw:type="line" svg:x1="13.895cm" svg:y1="18.825cm" svg:x2="14.327cm" svg:y2="18.825cm" draw:end-shape="id35" draw:end-glue-point="3" svg:d="M13895 18825h432" svg:viewBox="0 0 433 1">
            <text:p/>
          </draw:connector>
          <draw:connector draw:style-name="gr8" draw:text-style-name="P4" xml:id="id39" draw:id="id39" draw:layer="layout" draw:type="line" svg:x1="13.485cm" svg:y1="17.521cm" svg:x2="13.895cm" svg:y2="18.825cm" draw:start-shape="id36" draw:start-glue-point="3" draw:end-shape="id37" draw:end-glue-point="2" svg:d="M13485 17521l410 1304" svg:viewBox="0 0 411 1305">
            <text:p/>
          </draw:connector>
          <draw:connector draw:style-name="gr8" draw:text-style-name="P4" draw:layer="layout" draw:type="line" svg:x1="12.304cm" svg:y1="18.834cm" svg:x2="12.109cm" svg:y2="18.173cm" draw:start-shape="id38" draw:start-glue-point="2" draw:end-shape="id34" draw:end-glue-point="0" svg:d="M12304 18834l-195-661" svg:viewBox="0 0 196 662">
            <text:p/>
          </draw:connector>
          <draw:connector draw:style-name="gr8" draw:text-style-name="P4" draw:layer="layout" draw:type="line" svg:x1="13.487cm" svg:y1="18.823cm" svg:x2="13.69cm" svg:y2="18.173cm" draw:start-shape="id38" draw:start-glue-point="3" draw:end-shape="id39" draw:end-glue-point="0" svg:d="M13487 18823l203-650" svg:viewBox="0 0 204 651">
            <text:p/>
          </draw:connector>
          <draw:g>
            <draw:connector draw:style-name="gr8" draw:text-style-name="P4" draw:layer="layout" draw:type="curve" svg:x1="5.952cm" svg:y1="14.938cm" svg:x2="6.165cm" svg:y2="15.288cm" svg:d="M5952 14938c0 262 213 88 213 350" svg:viewBox="0 0 214 351">
              <text:p/>
            </draw:connector>
            <draw:connector draw:style-name="gr8" draw:text-style-name="P4" draw:layer="layout" draw:type="curve" svg:x1="6.126cm" svg:y1="14.939cm" svg:x2="6.339cm" svg:y2="15.289cm" svg:d="M6126 14939c0 262 213 88 213 350" svg:viewBox="0 0 214 351">
              <text:p/>
            </draw:connector>
          </draw:g>
          <draw:g>
            <draw:connector draw:style-name="gr8" draw:text-style-name="P4" draw:layer="layout" draw:type="curve" svg:x1="5.954cm" svg:y1="17.34cm" svg:x2="6.167cm" svg:y2="17.69cm" svg:d="M5954 17340c0 262 213 88 213 350" svg:viewBox="0 0 214 351">
              <text:p/>
            </draw:connector>
            <draw:connector draw:style-name="gr8" draw:text-style-name="P4" draw:layer="layout" draw:type="curve" svg:x1="6.128cm" svg:y1="17.341cm" svg:x2="6.341cm" svg:y2="17.691cm" svg:d="M6128 17341c0 262 213 88 213 350" svg:viewBox="0 0 214 351">
              <text:p/>
            </draw:connector>
          </draw:g>
          <draw:g>
            <draw:connector draw:style-name="gr8" draw:text-style-name="P4" draw:layer="layout" draw:type="curve" svg:x1="9.356cm" svg:y1="17.342cm" svg:x2="9.569cm" svg:y2="17.692cm" svg:d="M9356 17342c0 262 213 88 213 350" svg:viewBox="0 0 214 351">
              <text:p/>
            </draw:connector>
            <draw:connector draw:style-name="gr8" draw:text-style-name="P4" draw:layer="layout" draw:type="curve" svg:x1="9.53cm" svg:y1="17.343cm" svg:x2="9.743cm" svg:y2="17.693cm" svg:d="M9530 17343c0 262 213 88 213 350" svg:viewBox="0 0 214 351">
              <text:p/>
            </draw:connector>
          </draw:g>
          <draw:g>
            <draw:connector draw:style-name="gr8" draw:text-style-name="P4" draw:layer="layout" draw:type="curve" svg:x1="9.358cm" svg:y1="14.944cm" svg:x2="9.571cm" svg:y2="15.294cm" svg:d="M9358 14944c0 262 213 88 213 350" svg:viewBox="0 0 214 351">
              <text:p/>
            </draw:connector>
            <draw:connector draw:style-name="gr8" draw:text-style-name="P4" draw:layer="layout" draw:type="curve" svg:x1="9.532cm" svg:y1="14.945cm" svg:x2="9.745cm" svg:y2="15.295cm" svg:d="M9532 14945c0 262 213 88 213 350" svg:viewBox="0 0 214 351">
              <text:p/>
            </draw:connector>
          </draw:g>
          <draw:line draw:style-name="gr3" draw:text-style-name="P4" draw:layer="layout" svg:x1="14.158cm" svg:y1="14.777cm" svg:x2="14.158cm" svg:y2="19.222cm">
            <text:p/>
          </draw:line>
          <draw:line draw:style-name="gr3" draw:text-style-name="P4" draw:layer="layout" svg:x1="14.508cm" svg:y1="14.763cm" svg:x2="14.508cm" svg:y2="19.208cm">
            <text:p/>
          </draw:line>
          <draw:line draw:style-name="gr3" draw:text-style-name="P4" draw:layer="layout" svg:x1="15.16cm" svg:y1="14.781cm" svg:x2="15.16cm" svg:y2="19.226cm">
            <text:p/>
          </draw:line>
          <draw:frame draw:style-name="gr5" draw:text-style-name="P5" draw:layer="layout" svg:width="2.75cm" svg:height="0.543cm" svg:x="13.667cm" svg:y="14.286cm">
            <draw:text-box>
              <text:p><text:span text:style-name="T3">STOP_SETUP_TIME</text:span></text:p>
            </draw:text-box>
          </draw:frame>
          <draw:frame draw:style-name="gr5" draw:text-style-name="P5" draw:layer="layout" svg:width="2.636cm" svg:height="0.543cm" svg:x="13.984cm" svg:y="16.046cm">
            <draw:text-box>
              <text:p><text:span text:style-name="T3">STOP_HOLD_TIME</text:span></text:p>
            </draw:text-box>
          </draw:frame>
          <draw:line draw:style-name="gr6" draw:text-style-name="P4" draw:layer="layout" svg:x1="14.513cm" svg:y1="15.965cm" svg:x2="15.173cm" svg:y2="15.965cm">
            <text:p/>
          </draw:line>
          <draw:line draw:style-name="gr9" draw:text-style-name="P4" draw:layer="layout" svg:x1="14.157cm" svg:y1="14.89cm" svg:x2="14.513cm" svg:y2="14.89cm">
            <text:p/>
          </draw:line>
          <draw:line draw:style-name="gr9" draw:text-style-name="P4" draw:layer="layout" svg:x1="7.463cm" svg:y1="16.623cm" svg:x2="7.844cm" svg:y2="16.623cm">
            <text:p/>
          </draw:line>
          <draw:connector draw:style-name="gr8" draw:text-style-name="P4" xml:id="id41" draw:id="id41" draw:layer="layout" draw:type="lines" svg:x1="2.694cm" svg:y1="18.824cm" svg:x2="3.419cm" svg:y2="18.831cm" draw:end-shape="id29" draw:end-glue-point="3" svg:d="M2694 18824l224 7h501" svg:viewBox="0 0 726 8">
            <text:p/>
          </draw:connector>
          <draw:connector draw:style-name="gr8" draw:text-style-name="P4" draw:layer="layout" draw:type="line" svg:x1="2.374cm" svg:y1="17.516cm" svg:x2="2.694cm" svg:y2="18.824cm" draw:start-shape="id40" draw:start-glue-point="1" draw:end-shape="id41" draw:end-glue-point="2" svg:d="M2374 17516l320 1308" svg:viewBox="0 0 321 1309">
            <text:p/>
          </draw:connector>
          <draw:custom-shape draw:style-name="gr10" draw:text-style-name="P4" draw:layer="layout" svg:width="0.635cm" svg:height="4.445cm" svg:x="2.113cm" svg:y="14.9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4" draw:layer="layout" svg:width="0.498cm" svg:height="4.445cm" svg:x="14.015cm" svg:y="14.9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1" draw:text-style-name="P4" draw:layer="layout" draw:type="line" svg:x1="14.343cm" svg:y1="15.128cm" svg:x2="15.25cm" svg:y2="15.133cm" draw:start-shape="id42" draw:start-glue-point="3" svg:d="M14343 15128l907 5" svg:viewBox="0 0 908 6">
            <text:p/>
          </draw:connector>
          <draw:connector draw:style-name="gr11" draw:text-style-name="P4" draw:layer="layout" draw:type="line" svg:x1="14.696cm" svg:y1="17.526cm" svg:x2="15.574cm" svg:y2="17.531cm" draw:start-shape="id35" draw:start-glue-point="2" svg:d="M14696 17526l878 5" svg:viewBox="0 0 879 6">
            <text:p/>
          </draw:connector>
          <draw:frame draw:style-name="gr12" draw:text-style-name="P3" draw:layer="layout" svg:width="1.651cm" svg:height="0.586cm" svg:x="1.775cm" svg:y="19.307cm">
            <draw:text-box>
              <text:p><text:span text:style-name="T2">START </text:span></text:p>
            </draw:text-box>
          </draw:frame>
          <draw:frame draw:style-name="gr12" draw:text-style-name="P3" draw:layer="layout" svg:width="1.651cm" svg:height="0.586cm" svg:x="13.476cm" svg:y="19.307cm">
            <draw:text-box>
              <text:p><text:span text:style-name="T2">STOP</text:span></text:p>
            </draw:text-box>
          </draw:frame>
          <draw:line draw:style-name="gr6" draw:text-style-name="P4" draw:layer="layout" svg:x1="11.154cm" svg:y1="16.041cm" svg:x2="11.662cm" svg:y2="16.041cm">
            <text:p/>
          </draw:line>
          <draw:line draw:style-name="gr3" draw:text-style-name="P4" draw:layer="layout" svg:x1="6.553cm" svg:y1="14.767cm" svg:x2="6.553cm" svg:y2="19.212cm">
            <text:p/>
          </draw:line>
          <draw:line draw:style-name="gr9" draw:text-style-name="P4" draw:layer="layout" svg:x1="5.664cm" svg:y1="16.974cm" svg:x2="6.02cm" svg:y2="16.974cm">
            <text:p/>
          </draw:line>
          <draw:frame draw:style-name="gr5" draw:text-style-name="P5" draw:layer="layout" svg:width="3.436cm" svg:height="0.543cm" svg:x="4.315cm" svg:y="16.955cm">
            <draw:text-box>
              <text:p><text:span text:style-name="T3">SCL_WAIT_HIGH_PERIOD</text:span></text:p>
            </draw:text-box>
          </draw:frame>
        </draw:g>
      </draw:page>
      <draw:page draw:name="page2" draw:style-name="dp1" draw:master-page-name="Default">
        <draw:g>
          <draw:frame draw:style-name="gr13" draw:text-style-name="P6" draw:layer="layout" svg:width="1.265cm" svg:height="0.709cm" svg:x="3.872cm" svg:y="6.254cm">
            <draw:text-box>
              <text:p><text:span text:style-name="T4">SCL</text:span></text:p>
            </draw:text-box>
          </draw:frame>
          <draw:line draw:style-name="gr6" draw:text-style-name="P4" draw:layer="layout" svg:x1="5.411cm" svg:y1="11.247cm" svg:x2="6.15cm" svg:y2="11.247cm">
            <text:p/>
          </draw:line>
          <draw:line draw:style-name="gr14" draw:text-style-name="P4" xml:id="id43" draw:id="id43" draw:layer="layout" svg:x1="5.304cm" svg:y1="6.604cm" svg:x2="5.881cm" svg:y2="6.604cm">
            <text:p/>
          </draw:line>
          <draw:line draw:style-name="gr14" draw:text-style-name="P4" xml:id="id44" draw:id="id44" draw:layer="layout" svg:x1="6.328cm" svg:y1="8.18cm" svg:x2="6.905cm" svg:y2="8.18cm">
            <text:p/>
          </draw:line>
          <draw:line draw:style-name="gr14" draw:text-style-name="P4" xml:id="id45" draw:id="id45" draw:layer="layout" svg:x1="7.35cm" svg:y1="6.606cm" svg:x2="7.927cm" svg:y2="6.606cm">
            <text:p/>
          </draw:line>
          <draw:connector draw:style-name="gr14" draw:text-style-name="P4" draw:layer="layout" draw:type="line" svg:x1="5.881cm" svg:y1="6.604cm" svg:x2="6.328cm" svg:y2="8.18cm" draw:start-shape="id43" draw:start-glue-point="1" draw:end-shape="id44" draw:end-glue-point="3" svg:d="M5881 6604l447 1576" svg:viewBox="0 0 448 1577">
            <text:p/>
          </draw:connector>
          <draw:connector draw:style-name="gr14" draw:text-style-name="P4" draw:layer="layout" draw:type="line" svg:x1="6.905cm" svg:y1="8.18cm" svg:x2="7.35cm" svg:y2="6.606cm" draw:start-shape="id44" draw:start-glue-point="1" draw:end-shape="id45" svg:d="M6905 8180l445-1574" svg:viewBox="0 0 446 1575">
            <text:p/>
          </draw:connector>
          <draw:line draw:style-name="gr14" draw:text-style-name="P4" xml:id="id46" draw:id="id46" draw:layer="layout" svg:x1="8.454cm" svg:y1="8.182cm" svg:x2="9.031cm" svg:y2="8.182cm">
            <text:p/>
          </draw:line>
          <draw:connector draw:style-name="gr14" draw:text-style-name="P4" draw:layer="layout" draw:type="line" svg:x1="7.927cm" svg:y1="6.606cm" svg:x2="8.454cm" svg:y2="8.182cm" draw:start-shape="id45" draw:start-glue-point="1" draw:end-shape="id46" draw:end-glue-point="3" svg:d="M7927 6606l527 1576" svg:viewBox="0 0 528 1577">
            <text:p/>
          </draw:connector>
          <draw:line draw:style-name="gr14" draw:text-style-name="P4" xml:id="id47" draw:id="id47" draw:layer="layout" svg:x1="9.556cm" svg:y1="6.608cm" svg:x2="10.133cm" svg:y2="6.608cm">
            <text:p/>
          </draw:line>
          <draw:connector draw:style-name="gr14" draw:text-style-name="P4" draw:layer="layout" draw:type="line" svg:x1="9.031cm" svg:y1="8.182cm" svg:x2="9.556cm" svg:y2="6.608cm" draw:start-shape="id46" draw:start-glue-point="1" draw:end-shape="id47" draw:end-glue-point="3" svg:d="M9031 8182l525-1574" svg:viewBox="0 0 526 1575">
            <text:p/>
          </draw:connector>
          <draw:line draw:style-name="gr14" draw:text-style-name="P4" xml:id="id48" draw:id="id48" draw:layer="layout" svg:x1="10.66cm" svg:y1="8.185cm" svg:x2="11.237cm" svg:y2="8.185cm">
            <text:p/>
          </draw:line>
          <draw:connector draw:style-name="gr14" draw:text-style-name="P4" draw:layer="layout" draw:type="line" svg:x1="10.133cm" svg:y1="6.608cm" svg:x2="10.66cm" svg:y2="8.185cm" draw:start-shape="id47" draw:start-glue-point="1" draw:end-shape="id48" draw:end-glue-point="3" svg:d="M10133 6608l527 1577" svg:viewBox="0 0 528 1578">
            <text:p/>
          </draw:connector>
          <draw:line draw:style-name="gr14" draw:text-style-name="P4" xml:id="id49" draw:id="id49" draw:layer="layout" svg:x1="11.762cm" svg:y1="6.611cm" svg:x2="12.339cm" svg:y2="6.611cm">
            <text:p/>
          </draw:line>
          <draw:connector draw:style-name="gr14" draw:text-style-name="P4" draw:layer="layout" draw:type="line" svg:x1="11.237cm" svg:y1="8.185cm" svg:x2="11.762cm" svg:y2="6.611cm" draw:start-shape="id48" draw:start-glue-point="1" draw:end-shape="id49" draw:end-glue-point="3" svg:d="M11237 8185l525-1574" svg:viewBox="0 0 526 1575">
            <text:p/>
          </draw:connector>
          <draw:line draw:style-name="gr14" draw:text-style-name="P4" xml:id="id50" draw:id="id50" draw:layer="layout" svg:x1="12.866cm" svg:y1="8.187cm" svg:x2="13.443cm" svg:y2="8.187cm">
            <text:p/>
          </draw:line>
          <draw:connector draw:style-name="gr14" draw:text-style-name="P4" draw:layer="layout" draw:type="line" svg:x1="12.339cm" svg:y1="6.611cm" svg:x2="12.866cm" svg:y2="8.187cm" draw:start-shape="id49" draw:start-glue-point="1" draw:end-shape="id50" draw:end-glue-point="3" svg:d="M12339 6611l527 1576" svg:viewBox="0 0 528 1577">
            <text:p/>
          </draw:connector>
          <draw:line draw:style-name="gr14" draw:text-style-name="P4" xml:id="id51" draw:id="id51" draw:layer="layout" svg:x1="13.812cm" svg:y1="6.613cm" svg:x2="14.389cm" svg:y2="6.613cm">
            <text:p/>
          </draw:line>
          <draw:connector draw:style-name="gr14" draw:text-style-name="P4" draw:layer="layout" draw:type="line" svg:x1="13.443cm" svg:y1="8.187cm" svg:x2="13.812cm" svg:y2="6.613cm" draw:start-shape="id50" draw:start-glue-point="1" draw:end-shape="id51" draw:end-glue-point="3" svg:d="M13443 8187l369-1574" svg:viewBox="0 0 370 1575">
            <text:p/>
          </draw:connector>
          <draw:line draw:style-name="gr14" draw:text-style-name="P4" xml:id="id52" draw:id="id52" draw:layer="layout" svg:x1="14.757cm" svg:y1="8.189cm" svg:x2="15.334cm" svg:y2="8.189cm">
            <text:p/>
          </draw:line>
          <draw:connector draw:style-name="gr14" draw:text-style-name="P4" draw:layer="layout" draw:type="line" svg:x1="14.389cm" svg:y1="6.613cm" svg:x2="14.757cm" svg:y2="8.189cm" draw:start-shape="id51" draw:start-glue-point="1" draw:end-shape="id52" draw:end-glue-point="3" svg:d="M14389 6613l368 1576" svg:viewBox="0 0 369 1577">
            <text:p/>
          </draw:connector>
          <draw:line draw:style-name="gr14" draw:text-style-name="P4" xml:id="id53" draw:id="id53" draw:layer="layout" svg:x1="15.703cm" svg:y1="6.616cm" svg:x2="16.28cm" svg:y2="6.616cm">
            <text:p/>
          </draw:line>
          <draw:connector draw:style-name="gr14" draw:text-style-name="P4" draw:layer="layout" draw:type="line" svg:x1="15.334cm" svg:y1="8.189cm" svg:x2="15.703cm" svg:y2="6.616cm" draw:start-shape="id52" draw:start-glue-point="1" draw:end-shape="id53" draw:end-glue-point="3" svg:d="M15334 8189l369-1573" svg:viewBox="0 0 370 1574">
            <text:p/>
          </draw:connector>
          <draw:line draw:style-name="gr14" draw:text-style-name="P4" xml:id="id54" draw:id="id54" draw:layer="layout" svg:x1="16.807cm" svg:y1="8.192cm" svg:x2="17.384cm" svg:y2="8.192cm">
            <text:p/>
          </draw:line>
          <draw:connector draw:style-name="gr14" draw:text-style-name="P4" draw:layer="layout" draw:type="line" svg:x1="16.28cm" svg:y1="6.616cm" svg:x2="16.807cm" svg:y2="8.192cm" draw:start-shape="id53" draw:start-glue-point="1" draw:end-shape="id54" draw:end-glue-point="3" svg:d="M16280 6616l527 1576" svg:viewBox="0 0 528 1577">
            <text:p/>
          </draw:connector>
          <draw:line draw:style-name="gr14" draw:text-style-name="P4" xml:id="id74" draw:id="id74" draw:layer="layout" svg:x1="4.751cm" svg:y1="9.513cm" svg:x2="5.328cm" svg:y2="9.513cm">
            <text:p/>
          </draw:line>
          <draw:frame draw:style-name="gr15" draw:text-style-name="P6" draw:layer="layout" svg:width="1.316cm" svg:height="0.71cm" svg:x="3.872cm" svg:y="8.92cm">
            <draw:text-box>
              <text:p><text:span text:style-name="T4">SDA</text:span></text:p>
            </draw:text-box>
          </draw:frame>
          <draw:line draw:style-name="gr16" draw:text-style-name="P4" draw:layer="layout" svg:x1="6.147cm" svg:y1="6.178cm" svg:x2="6.147cm" svg:y2="11.563cm">
            <text:p/>
          </draw:line>
          <draw:line draw:style-name="gr16" draw:text-style-name="P4" draw:layer="layout" svg:x1="9.74cm" svg:y1="6.186cm" svg:x2="9.74cm" svg:y2="11.598cm">
            <text:p/>
          </draw:line>
          <draw:line draw:style-name="gr16" draw:text-style-name="P4" draw:layer="layout" svg:x1="8.216cm" svg:y1="6.183cm" svg:x2="8.216cm" svg:y2="11.595cm">
            <text:p/>
          </draw:line>
          <draw:line draw:style-name="gr16" draw:text-style-name="P4" draw:layer="layout" svg:x1="11.505cm" svg:y1="6.186cm" svg:x2="11.505cm" svg:y2="11.598cm">
            <text:p/>
          </draw:line>
          <draw:line draw:style-name="gr16" draw:text-style-name="P4" draw:layer="layout" svg:x1="16.012cm" svg:y1="6.188cm" svg:x2="16.012cm" svg:y2="11.6cm">
            <text:p/>
          </draw:line>
          <draw:connector draw:style-name="gr17" draw:text-style-name="P4" xml:id="id55" draw:id="id55" draw:layer="layout" draw:type="line" svg:x1="7.04cm" svg:y1="9.516cm" svg:x2="8.473cm" svg:y2="9.503cm" svg:d="M7040 9516l1433-13" svg:viewBox="0 0 1434 14">
            <text:p/>
          </draw:connector>
          <draw:connector draw:style-name="gr17" draw:text-style-name="P4" xml:id="id63" draw:id="id63" draw:layer="layout" draw:type="line" svg:x1="7.04cm" svg:y1="9.516cm" svg:x2="6.593cm" svg:y2="11.106cm" draw:start-shape="id55" draw:start-glue-point="2" svg:d="M7040 9516l-447 1590" svg:viewBox="0 0 448 1591">
            <text:p/>
          </draw:connector>
          <draw:connector draw:style-name="gr17" draw:text-style-name="P4" xml:id="id58" draw:id="id58" draw:layer="layout" draw:type="line" svg:x1="7.043cm" svg:y1="11.093cm" svg:x2="8.476cm" svg:y2="11.08cm" svg:d="M7043 11093l1433-13" svg:viewBox="0 0 1434 14">
            <text:p/>
          </draw:connector>
          <draw:connector draw:style-name="gr17" draw:text-style-name="P4" xml:id="id56" draw:id="id56" draw:layer="layout" draw:type="line" svg:x1="10.714cm" svg:y1="9.517cm" svg:x2="11.163cm" svg:y2="11.094cm" svg:d="M10714 9517l449 1577" svg:viewBox="0 0 450 1578">
            <text:p/>
          </draw:connector>
          <draw:line draw:style-name="gr16" draw:text-style-name="P4" draw:layer="layout" svg:x1="9.312cm" svg:y1="6.183cm" svg:x2="9.312cm" svg:y2="11.595cm">
            <text:p/>
          </draw:line>
          <draw:connector draw:style-name="gr17" draw:text-style-name="P4" xml:id="id59" draw:id="id59" draw:layer="layout" draw:type="line" svg:x1="8.86cm" svg:y1="9.518cm" svg:x2="10.714cm" svg:y2="9.517cm" draw:end-shape="id56" draw:end-glue-point="2" svg:d="M8860 9518l1854-1" svg:viewBox="0 0 1855 2">
            <text:p/>
          </draw:connector>
          <draw:connector draw:style-name="gr17" draw:text-style-name="P4" xml:id="id57" draw:id="id57" draw:layer="layout" draw:type="line" svg:x1="8.862cm" svg:y1="11.096cm" svg:x2="10.714cm" svg:y2="11.092cm" svg:d="M8862 11096l1852-4" svg:viewBox="0 0 1853 5">
            <text:p/>
          </draw:connector>
          <draw:connector draw:style-name="gr17" draw:text-style-name="P4" draw:layer="layout" draw:type="line" svg:x1="8.473cm" svg:y1="9.503cm" svg:x2="8.862cm" svg:y2="11.096cm" draw:start-shape="id55" draw:start-glue-point="3" draw:end-shape="id57" draw:end-glue-point="2" svg:d="M8473 9503l389 1593" svg:viewBox="0 0 390 1594">
            <text:p/>
          </draw:connector>
          <draw:connector draw:style-name="gr17" draw:text-style-name="P4" draw:layer="layout" draw:type="line" svg:x1="8.476cm" svg:y1="11.08cm" svg:x2="8.86cm" svg:y2="9.518cm" draw:start-shape="id58" draw:start-glue-point="3" draw:end-shape="id59" draw:end-glue-point="2" svg:d="M8476 11080l384-1562" svg:viewBox="0 0 385 1563">
            <text:p/>
          </draw:connector>
          <draw:connector draw:style-name="gr17" draw:text-style-name="P4" draw:layer="layout" draw:type="line" svg:x1="11.166cm" svg:y1="11.098cm" svg:x2="12.776cm" svg:y2="11.094cm" draw:end-shape="id60" draw:end-glue-point="3" svg:d="M11166 11098l1610-4" svg:viewBox="0 0 1611 5">
            <text:p/>
          </draw:connector>
          <draw:connector draw:style-name="gr17" draw:text-style-name="P4" xml:id="id60" draw:id="id60" draw:layer="layout" draw:type="line" svg:x1="13.223cm" svg:y1="9.521cm" svg:x2="12.776cm" svg:y2="11.094cm" svg:d="M13223 9521l-447 1573" svg:viewBox="0 0 448 1574">
            <text:p/>
          </draw:connector>
          <draw:connector draw:style-name="gr17" draw:text-style-name="P4" xml:id="id64" draw:id="id64" draw:layer="layout" draw:type="line" svg:x1="13.228cm" svg:y1="11.1cm" svg:x2="14.661cm" svg:y2="11.087cm" svg:d="M13228 11100l1433-13" svg:viewBox="0 0 1434 14">
            <text:p/>
          </draw:connector>
          <draw:connector draw:style-name="gr17" draw:text-style-name="P4" xml:id="id65" draw:id="id65" draw:layer="layout" draw:type="line" svg:x1="13.23cm" svg:y1="9.528cm" svg:x2="14.664cm" svg:y2="9.515cm" svg:d="M13230 9528l1434-13" svg:viewBox="0 0 1435 14">
            <text:p/>
          </draw:connector>
          <draw:connector draw:style-name="gr17" draw:text-style-name="P4" xml:id="id67" draw:id="id67" draw:layer="layout" draw:type="line" svg:x1="16.047cm" svg:y1="9.52cm" svg:x2="16.495cm" svg:y2="11.097cm" svg:d="M16047 9520l448 1577" svg:viewBox="0 0 449 1578">
            <text:p/>
          </draw:connector>
          <draw:line draw:style-name="gr16" draw:text-style-name="P4" draw:layer="layout" svg:x1="12.591cm" svg:y1="6.186cm" svg:x2="12.596cm" svg:y2="11.591cm">
            <text:p/>
          </draw:line>
          <draw:line draw:style-name="gr16" draw:text-style-name="P4" draw:layer="layout" svg:x1="13.334cm" svg:y1="6.191cm" svg:x2="13.334cm" svg:y2="11.603cm">
            <text:p/>
          </draw:line>
          <draw:connector draw:style-name="gr17" draw:text-style-name="P4" xml:id="id68" draw:id="id68" draw:layer="layout" draw:type="line" svg:x1="17.344cm" svg:y1="9.523cm" svg:x2="16.897cm" svg:y2="11.097cm" svg:d="M17344 9523l-447 1574" svg:viewBox="0 0 448 1575">
            <text:p/>
          </draw:connector>
          <draw:line draw:style-name="gr14" draw:text-style-name="P4" xml:id="id61" draw:id="id61" draw:layer="layout" svg:x1="17.764cm" svg:y1="6.617cm" svg:x2="18.341cm" svg:y2="6.617cm">
            <text:p/>
          </draw:line>
          <draw:line draw:style-name="gr14" draw:text-style-name="P4" xml:id="id62" draw:id="id62" draw:layer="layout" svg:x1="18.855cm" svg:y1="8.193cm" svg:x2="19.432cm" svg:y2="8.193cm">
            <text:p/>
          </draw:line>
          <draw:connector draw:style-name="gr17" draw:text-style-name="P4" draw:layer="layout" draw:type="line" svg:x1="17.764cm" svg:y1="6.617cm" svg:x2="17.384cm" svg:y2="8.192cm" draw:start-shape="id61" draw:start-glue-point="3" draw:end-shape="id54" draw:end-glue-point="1" svg:d="M17764 6617l-380 1575" svg:viewBox="0 0 381 1576">
            <text:p/>
          </draw:connector>
          <draw:connector draw:style-name="gr17" draw:text-style-name="P4" draw:layer="layout" draw:type="line" svg:x1="18.341cm" svg:y1="6.617cm" svg:x2="18.855cm" svg:y2="8.193cm" draw:start-shape="id61" draw:start-glue-point="1" draw:end-shape="id62" draw:end-glue-point="3" svg:d="M18341 6617l514 1576" svg:viewBox="0 0 515 1577">
            <text:p/>
          </draw:connector>
          <draw:connector draw:style-name="gr17" draw:text-style-name="P4" xml:id="id76" draw:id="id76" draw:layer="layout" draw:type="line" svg:x1="19.432cm" svg:y1="8.193cm" svg:x2="19.827cm" svg:y2="6.621cm" draw:start-shape="id62" draw:start-glue-point="1" svg:d="M19432 8193l395-1572" svg:viewBox="0 0 396 1573">
            <text:p/>
          </draw:connector>
          <draw:connector draw:style-name="gr17" draw:text-style-name="P4" draw:layer="layout" draw:type="line" svg:x1="10.714cm" svg:y1="11.092cm" svg:x2="10.938cm" svg:y2="10.305cm" draw:start-shape="id57" draw:start-glue-point="3" draw:end-shape="id56" draw:end-glue-point="0" svg:d="M10714 11092l224-787" svg:viewBox="0 0 225 788">
            <text:p/>
          </draw:connector>
          <draw:connector draw:style-name="gr17" draw:text-style-name="P4" draw:layer="layout" draw:type="line" svg:x1="7.043cm" svg:y1="11.093cm" svg:x2="6.816cm" svg:y2="10.311cm" draw:start-shape="id58" draw:start-glue-point="2" draw:end-shape="id63" draw:end-glue-point="0" svg:d="M7043 11093l-227-782" svg:viewBox="0 0 228 783">
            <text:p/>
          </draw:connector>
          <draw:line draw:style-name="gr16" draw:text-style-name="P4" draw:layer="layout" svg:x1="5.422cm" svg:y1="6.181cm" svg:x2="5.422cm" svg:y2="11.566cm">
            <text:p/>
          </draw:line>
          <draw:frame draw:style-name="gr18" draw:text-style-name="P5" draw:layer="layout" svg:width="3.343cm" svg:height="0.543cm" svg:x="5.587cm" svg:y="11.231cm">
            <draw:text-box>
              <text:p><text:span text:style-name="T3">SDA_START_HOLD_TIME</text:span></text:p>
            </draw:text-box>
          </draw:frame>
          <draw:line draw:style-name="gr6" draw:text-style-name="P4" draw:layer="layout" svg:x1="8.216cm" svg:y1="6.195cm" svg:x2="9.323cm" svg:y2="6.195cm">
            <text:p/>
          </draw:line>
          <draw:frame draw:style-name="gr19" draw:text-style-name="P5" draw:layer="layout" svg:width="2.674cm" svg:height="0.543cm" svg:x="7.07cm" svg:y="5.714cm">
            <draw:text-box>
              <text:p><text:span text:style-name="T3">SCL_LOW_PERIOD</text:span></text:p>
            </draw:text-box>
          </draw:frame>
          <draw:line draw:style-name="gr6" draw:text-style-name="P4" draw:layer="layout" svg:x1="9.725cm" svg:y1="8.45cm" svg:x2="10.402cm" svg:y2="8.45cm">
            <text:p/>
          </draw:line>
          <draw:frame draw:style-name="gr20" draw:text-style-name="P5" draw:layer="layout" svg:width="2.729cm" svg:height="0.543cm" svg:x="9.777cm" svg:y="8.537cm">
            <draw:text-box>
              <text:p><text:span text:style-name="T3">SCL_HIGH_PERIOD</text:span></text:p>
            </draw:text-box>
          </draw:frame>
          <draw:line draw:style-name="gr16" draw:text-style-name="P4" draw:layer="layout" svg:x1="11.992cm" svg:y1="6.186cm" svg:x2="11.992cm" svg:y2="11.598cm">
            <text:p/>
          </draw:line>
          <draw:frame draw:style-name="gr21" draw:text-style-name="P7" draw:layer="layout" svg:width="1.306cm" svg:height="0.71cm" svg:x="11.402cm" svg:y="11.591cm">
            <draw:text-box>
              <text:p><text:span text:style-name="T5">ACK</text:span></text:p>
            </draw:text-box>
          </draw:frame>
          <draw:connector draw:style-name="gr17" draw:text-style-name="P4" xml:id="id70" draw:id="id70" draw:layer="layout" draw:type="line" svg:x1="17.354cm" svg:y1="9.533cm" svg:x2="18.787cm" svg:y2="9.52cm" svg:d="M17354 9533l1433-13" svg:viewBox="0 0 1434 14">
            <text:p/>
          </draw:connector>
          <draw:connector draw:style-name="gr17" draw:text-style-name="P4" draw:layer="layout" draw:type="line" svg:x1="13.228cm" svg:y1="11.1cm" svg:x2="12.999cm" svg:y2="10.307cm" draw:start-shape="id64" draw:start-glue-point="2" draw:end-shape="id60" draw:end-glue-point="0" svg:d="M13228 11100l-229-793" svg:viewBox="0 0 230 794">
            <text:p/>
          </draw:connector>
          <draw:frame draw:style-name="gr22" draw:text-style-name="P5" draw:layer="layout" svg:width="2.792cm" svg:height="0.543cm" svg:x="9.533cm" svg:y="11.257cm">
            <draw:text-box>
              <text:p><text:span text:style-name="T3">SDA_SAMPLE_TIME</text:span></text:p>
            </draw:text-box>
          </draw:frame>
          <draw:line draw:style-name="gr6" draw:text-style-name="P4" draw:layer="layout" svg:x1="12.591cm" svg:y1="11.247cm" svg:x2="13.325cm" svg:y2="11.247cm">
            <text:p/>
          </draw:line>
          <draw:frame draw:style-name="gr23" draw:text-style-name="P5" draw:layer="layout" svg:width="2.483cm" svg:height="0.543cm" svg:x="12.449cm" svg:y="11.256cm">
            <draw:text-box>
              <text:p><text:span text:style-name="T3">SDA_HOLD_TIME</text:span></text:p>
            </draw:text-box>
          </draw:frame>
          <draw:line draw:style-name="gr16" draw:text-style-name="P4" draw:layer="layout" svg:x1="15.526cm" svg:y1="6.191cm" svg:x2="15.526cm" svg:y2="11.603cm">
            <text:p/>
          </draw:line>
          <draw:line draw:style-name="gr16" draw:text-style-name="P4" draw:layer="layout" svg:x1="16.572cm" svg:y1="6.191cm" svg:x2="16.572cm" svg:y2="11.576cm">
            <text:p/>
          </draw:line>
          <draw:connector draw:style-name="gr17" draw:text-style-name="P4" xml:id="id66" draw:id="id66" draw:layer="layout" draw:type="line" svg:x1="14.661cm" svg:y1="11.087cm" svg:x2="15.295cm" svg:y2="9.533cm" draw:start-shape="id64" draw:start-glue-point="3" svg:d="M14661 11087l634-1554" svg:viewBox="0 0 635 1555">
            <text:p/>
          </draw:connector>
          <draw:connector draw:style-name="gr17" draw:text-style-name="P4" draw:layer="layout" draw:type="line" svg:x1="14.664cm" svg:y1="9.515cm" svg:x2="14.978cm" svg:y2="10.31cm" draw:start-shape="id65" draw:start-glue-point="3" draw:end-shape="id66" draw:end-glue-point="0" svg:d="M14664 9515l314 795" svg:viewBox="0 0 315 796">
            <text:p/>
          </draw:connector>
          <draw:line draw:style-name="gr16" draw:text-style-name="P4" draw:layer="layout" svg:x1="17.14cm" svg:y1="6.193cm" svg:x2="17.14cm" svg:y2="11.578cm">
            <text:p/>
          </draw:line>
          <draw:connector draw:style-name="gr17" draw:text-style-name="P4" xml:id="id72" draw:id="id72" draw:layer="layout" draw:type="line" svg:x1="17.357cm" svg:y1="11.11cm" svg:x2="18.79cm" svg:y2="11.097cm" svg:d="M17357 11110l1433-13" svg:viewBox="0 0 1434 14">
            <text:p/>
          </draw:connector>
          <draw:connector draw:style-name="gr17" draw:text-style-name="P4" xml:id="id69" draw:id="id69" draw:layer="layout" draw:type="line" svg:x1="20.254cm" svg:y1="9.526cm" svg:x2="19.807cm" svg:y2="11.099cm" svg:d="M20254 9526l-447 1573" svg:viewBox="0 0 448 1574">
            <text:p/>
          </draw:connector>
          <draw:line draw:style-name="gr6" draw:text-style-name="P4" draw:layer="layout" svg:x1="15.527cm" svg:y1="6.197cm" svg:x2="16.019cm" svg:y2="6.197cm">
            <text:p/>
          </draw:line>
          <draw:frame draw:style-name="gr24" draw:text-style-name="P5" draw:layer="layout" svg:width="3.605cm" svg:height="0.543cm" svg:x="14.686cm" svg:y="5.709cm">
            <draw:text-box>
              <text:p><text:span text:style-name="T3">SCL_RSTART_SETUP_TIME</text:span></text:p>
            </draw:text-box>
          </draw:frame>
          <draw:frame draw:style-name="gr25" draw:text-style-name="P5" draw:layer="layout" svg:width="3.321cm" svg:height="0.543cm" svg:x="15.165cm" svg:y="8.515cm">
            <draw:text-box>
              <text:p><text:span text:style-name="T3">SCL_START_HOLD_TIME</text:span></text:p>
            </draw:text-box>
          </draw:frame>
          <draw:connector draw:style-name="gr17" draw:text-style-name="P4" draw:layer="layout" draw:type="line" svg:x1="15.295cm" svg:y1="9.533cm" svg:x2="16.047cm" svg:y2="9.52cm" draw:start-shape="id66" draw:start-glue-point="3" draw:end-shape="id67" draw:end-glue-point="2" svg:d="M15295 9533l752-13" svg:viewBox="0 0 753 14">
            <text:p/>
          </draw:connector>
          <draw:connector draw:style-name="gr17" draw:text-style-name="P4" draw:layer="layout" draw:type="line" svg:x1="16.495cm" svg:y1="11.097cm" svg:x2="16.897cm" svg:y2="11.097cm" draw:start-shape="id67" draw:start-glue-point="3" draw:end-shape="id68" draw:end-glue-point="3" svg:d="M16495 11097h402" svg:viewBox="0 0 403 1">
            <text:p/>
          </draw:connector>
          <draw:connector draw:style-name="gr17" draw:text-style-name="P4" xml:id="id71" draw:id="id71" draw:layer="layout" draw:type="line" svg:x1="19.284cm" svg:y1="11.099cm" svg:x2="19.807cm" svg:y2="11.099cm" draw:end-shape="id69" draw:end-glue-point="3" svg:d="M19284 11099h523" svg:viewBox="0 0 524 1">
            <text:p/>
          </draw:connector>
          <draw:connector draw:style-name="gr17" draw:text-style-name="P4" xml:id="id73" draw:id="id73" draw:layer="layout" draw:type="line" svg:x1="18.787cm" svg:y1="9.52cm" svg:x2="19.284cm" svg:y2="11.099cm" draw:start-shape="id70" draw:start-glue-point="3" draw:end-shape="id71" draw:end-glue-point="2" svg:d="M18787 9520l497 1579" svg:viewBox="0 0 498 1580">
            <text:p/>
          </draw:connector>
          <draw:connector draw:style-name="gr17" draw:text-style-name="P4" draw:layer="layout" draw:type="line" svg:x1="17.357cm" svg:y1="11.11cm" svg:x2="17.12cm" svg:y2="10.31cm" draw:start-shape="id72" draw:start-glue-point="2" draw:end-shape="id68" draw:end-glue-point="0" svg:d="M17357 11110l-237-800" svg:viewBox="0 0 238 801">
            <text:p/>
          </draw:connector>
          <draw:connector draw:style-name="gr17" draw:text-style-name="P4" draw:layer="layout" draw:type="line" svg:x1="18.79cm" svg:y1="11.097cm" svg:x2="19.035cm" svg:y2="10.309cm" draw:start-shape="id72" draw:start-glue-point="3" draw:end-shape="id73" draw:end-glue-point="0" svg:d="M18790 11097l245-788" svg:viewBox="0 0 246 789">
            <text:p/>
          </draw:connector>
          <draw:g>
            <draw:connector draw:style-name="gr8" draw:text-style-name="P4" draw:layer="layout" draw:type="curve" svg:x1="9.662cm" svg:y1="6.39cm" svg:x2="9.92cm" svg:y2="6.814cm" svg:d="M9662 6390c0 318 258 107 258 424" svg:viewBox="0 0 259 425">
              <text:p/>
            </draw:connector>
            <draw:connector draw:style-name="gr8" draw:text-style-name="P4" draw:layer="layout" draw:type="curve" svg:x1="9.872cm" svg:y1="6.392cm" svg:x2="10.13cm" svg:y2="6.816cm" svg:d="M9872 6392c0 317 258 106 258 424" svg:viewBox="0 0 259 425">
              <text:p/>
            </draw:connector>
          </draw:g>
          <draw:g>
            <draw:connector draw:style-name="gr8" draw:text-style-name="P4" draw:layer="layout" draw:type="curve" svg:x1="9.664cm" svg:y1="9.3cm" svg:x2="9.922cm" svg:y2="9.724cm" svg:d="M9664 9300c0 318 258 107 258 424" svg:viewBox="0 0 259 425">
              <text:p/>
            </draw:connector>
            <draw:connector draw:style-name="gr8" draw:text-style-name="P4" draw:layer="layout" draw:type="curve" svg:x1="9.875cm" svg:y1="9.301cm" svg:x2="10.133cm" svg:y2="9.725cm" svg:d="M9875 9301c0 318 258 107 258 424" svg:viewBox="0 0 259 425">
              <text:p/>
            </draw:connector>
          </draw:g>
          <draw:g>
            <draw:connector draw:style-name="gr8" draw:text-style-name="P4" draw:layer="layout" draw:type="curve" svg:x1="13.785cm" svg:y1="9.303cm" svg:x2="14.043cm" svg:y2="9.727cm" svg:d="M13785 9303c0 317 258 106 258 424" svg:viewBox="0 0 259 425">
              <text:p/>
            </draw:connector>
            <draw:connector draw:style-name="gr8" draw:text-style-name="P4" draw:layer="layout" draw:type="curve" svg:x1="13.996cm" svg:y1="9.304cm" svg:x2="14.254cm" svg:y2="9.728cm" svg:d="M13996 9304c0 317 258 106 258 424" svg:viewBox="0 0 259 425">
              <text:p/>
            </draw:connector>
          </draw:g>
          <draw:g>
            <draw:connector draw:style-name="gr8" draw:text-style-name="P4" draw:layer="layout" draw:type="curve" svg:x1="13.788cm" svg:y1="6.398cm" svg:x2="14.046cm" svg:y2="6.822cm" svg:d="M13788 6398c0 317 258 106 258 424" svg:viewBox="0 0 259 425">
              <text:p/>
            </draw:connector>
            <draw:connector draw:style-name="gr8" draw:text-style-name="P4" draw:layer="layout" draw:type="curve" svg:x1="13.998cm" svg:y1="6.399cm" svg:x2="14.257cm" svg:y2="6.823cm" svg:d="M13998 6399c0 317 259 107 259 424" svg:viewBox="0 0 260 425">
              <text:p/>
            </draw:connector>
          </draw:g>
          <draw:line draw:style-name="gr16" draw:text-style-name="P4" draw:layer="layout" svg:x1="19.602cm" svg:y1="6.195cm" svg:x2="19.602cm" svg:y2="11.58cm">
            <text:p/>
          </draw:line>
          <draw:line draw:style-name="gr16" draw:text-style-name="P4" draw:layer="layout" svg:x1="20.026cm" svg:y1="6.178cm" svg:x2="20.026cm" svg:y2="11.563cm">
            <text:p/>
          </draw:line>
          <draw:line draw:style-name="gr16" draw:text-style-name="P4" draw:layer="layout" svg:x1="20.816cm" svg:y1="6.2cm" svg:x2="20.816cm" svg:y2="11.585cm">
            <text:p/>
          </draw:line>
          <draw:frame draw:style-name="gr26" draw:text-style-name="P5" draw:layer="layout" svg:width="2.75cm" svg:height="0.543cm" svg:x="18.989cm" svg:y="5.638cm">
            <draw:text-box>
              <text:p><text:span text:style-name="T3">STOP_SETUP_TIME</text:span></text:p>
            </draw:text-box>
          </draw:frame>
          <draw:frame draw:style-name="gr27" draw:text-style-name="P5" draw:layer="layout" svg:width="2.636cm" svg:height="0.543cm" svg:x="19.192cm" svg:y="8.518cm">
            <draw:text-box>
              <text:p><text:span text:style-name="T3">STOP_HOLD_TIME</text:span></text:p>
            </draw:text-box>
          </draw:frame>
          <draw:line draw:style-name="gr6" draw:text-style-name="P4" draw:layer="layout" svg:x1="20.033cm" svg:y1="8.435cm" svg:x2="20.833cm" svg:y2="8.435cm">
            <text:p/>
          </draw:line>
          <draw:line draw:style-name="gr9" draw:text-style-name="P4" draw:layer="layout" svg:x1="19.59cm" svg:y1="6.195cm" svg:x2="20.021cm" svg:y2="6.195cm">
            <text:p/>
          </draw:line>
          <draw:line draw:style-name="gr9" draw:text-style-name="P4" draw:layer="layout" svg:x1="11.5cm" svg:y1="11.252cm" svg:x2="11.986cm" svg:y2="11.252cm">
            <text:p/>
          </draw:line>
          <draw:connector draw:style-name="gr17" draw:text-style-name="P4" xml:id="id75" draw:id="id75" draw:layer="layout" draw:type="lines" svg:x1="5.715cm" svg:y1="11.098cm" svg:x2="6.593cm" svg:y2="11.106cm" draw:end-shape="id63" draw:end-glue-point="3" svg:d="M5715 11098l365 8h513" svg:viewBox="0 0 879 9">
            <text:p/>
          </draw:connector>
          <draw:connector draw:style-name="gr17" draw:text-style-name="P4" draw:layer="layout" draw:type="line" svg:x1="5.328cm" svg:y1="9.513cm" svg:x2="5.715cm" svg:y2="11.098cm" draw:start-shape="id74" draw:start-glue-point="1" draw:end-shape="id75" draw:end-glue-point="2" svg:d="M5328 9513l387 1585" svg:viewBox="0 0 388 1586">
            <text:p/>
          </draw:connector>
          <draw:custom-shape draw:style-name="gr10" draw:text-style-name="P4" draw:layer="layout" svg:width="0.769cm" svg:height="5.385cm" svg:x="5.011cm" svg:y="6.35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4" draw:layer="layout" svg:width="0.604cm" svg:height="5.384cm" svg:x="19.829cm" svg:y="6.35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8" draw:text-style-name="P4" draw:layer="layout" draw:type="line" svg:x1="19.827cm" svg:y1="6.621cm" svg:x2="20.925cm" svg:y2="6.627cm" draw:start-shape="id76" draw:start-glue-point="3" svg:d="M19827 6621l1098 6" svg:viewBox="0 0 1099 7">
            <text:p/>
          </draw:connector>
          <draw:connector draw:style-name="gr28" draw:text-style-name="P4" draw:layer="layout" draw:type="line" svg:x1="20.254cm" svg:y1="9.526cm" svg:x2="21.318cm" svg:y2="9.532cm" draw:start-shape="id69" draw:start-glue-point="2" svg:d="M20254 9526l1064 6" svg:viewBox="0 0 1065 7">
            <text:p/>
          </draw:connector>
          <draw:frame draw:style-name="gr29" draw:text-style-name="P7" draw:layer="layout" svg:width="2cm" svg:height="0.71cm" svg:x="4.602cm" svg:y="11.683cm">
            <draw:text-box>
              <text:p><text:span text:style-name="T5">START </text:span></text:p>
            </draw:text-box>
          </draw:frame>
          <draw:frame draw:style-name="gr30" draw:text-style-name="P7" draw:layer="layout" svg:width="1.271cm" svg:height="0.586cm" svg:x="19.476cm" svg:y="11.683cm">
            <draw:text-box>
              <text:p><text:span text:style-name="T5">STOP</text:span></text:p>
            </draw:text-box>
          </draw:frame>
          <draw:line draw:style-name="gr6" draw:text-style-name="P4" draw:layer="layout" svg:x1="15.963cm" svg:y1="8.427cm" svg:x2="16.578cm" svg:y2="8.427cm">
            <text:p/>
          </draw:line>
          <draw:line draw:style-name="gr16" draw:text-style-name="P4" draw:layer="layout" svg:x1="10.408cm" svg:y1="6.183cm" svg:x2="10.408cm" svg:y2="11.595cm">
            <text:p/>
          </draw:line>
          <draw:line draw:style-name="gr9" draw:text-style-name="P4" draw:layer="layout" svg:x1="9.313cm" svg:y1="8.457cm" svg:x2="9.744cm" svg:y2="8.457cm">
            <text:p/>
          </draw:line>
          <draw:frame draw:style-name="gr31" draw:text-style-name="P5" draw:layer="layout" svg:width="3.436cm" svg:height="0.543cm" svg:x="6.479cm" svg:y="8.534cm">
            <draw:text-box>
              <text:p><text:span text:style-name="T3">SCL_WAIT_HIGH_PERIOD</text:span></text:p>
            </draw:text-box>
          </draw:frame>
        </draw:g>
      </draw:page>
      <draw:page draw:name="page3" draw:style-name="dp1" draw:master-page-name="Default">
        <draw:g>
          <draw:line draw:style-name="gr1" draw:text-style-name="P1" xml:id="id77" draw:id="id77" draw:layer="layout" svg:x1="1cm" svg:y1="9.89cm" svg:x2="3.54cm" svg:y2="9.89cm">
            <text:p/>
          </draw:line>
          <draw:line draw:style-name="gr1" draw:text-style-name="P1" xml:id="id78" draw:id="id78" draw:layer="layout" svg:x1="4.81cm" svg:y1="12.43cm" svg:x2="6.715cm" svg:y2="12.43cm">
            <text:p/>
          </draw:line>
          <draw:connector draw:style-name="gr1" draw:text-style-name="P1" draw:layer="layout" draw:type="line" svg:x1="3.54cm" svg:y1="9.89cm" svg:x2="4.81cm" svg:y2="12.43cm" draw:start-shape="id77" draw:start-glue-point="1" draw:end-shape="id78" draw:end-glue-point="3" svg:d="M3540 9890l1270 2540" svg:viewBox="0 0 1271 2541">
            <text:p/>
          </draw:connector>
          <draw:line draw:style-name="gr1" draw:text-style-name="P1" xml:id="id79" draw:id="id79" draw:layer="layout" svg:x1="7.858cm" svg:y1="9.89cm" svg:x2="8.62cm" svg:y2="9.89cm">
            <text:p/>
          </draw:line>
          <draw:line draw:style-name="gr1" draw:text-style-name="P1" xml:id="id80" draw:id="id80" draw:layer="layout" svg:x1="9.89cm" svg:y1="12.43cm" svg:x2="11.922cm" svg:y2="12.43cm">
            <text:p/>
          </draw:line>
          <draw:line draw:style-name="gr1" draw:text-style-name="P1" xml:id="id81" draw:id="id81" draw:layer="layout" svg:x1="12.938cm" svg:y1="9.89cm" svg:x2="13.7cm" svg:y2="9.89cm">
            <text:p/>
          </draw:line>
          <draw:connector draw:style-name="gr1" draw:text-style-name="P1" draw:layer="layout" draw:type="line" svg:x1="8.62cm" svg:y1="9.89cm" svg:x2="9.89cm" svg:y2="12.43cm" draw:start-shape="id79" draw:start-glue-point="1" draw:end-shape="id80" draw:end-glue-point="3" svg:d="M8620 9890l1270 2540" svg:viewBox="0 0 1271 2541">
            <text:p/>
          </draw:connector>
          <draw:line draw:style-name="gr1" draw:text-style-name="P1" xml:id="id82" draw:id="id82" draw:layer="layout" svg:x1="14.97cm" svg:y1="12.43cm" svg:x2="16.875cm" svg:y2="12.43cm">
            <text:p/>
          </draw:line>
          <draw:connector draw:style-name="gr1" draw:text-style-name="P1" draw:layer="layout" draw:type="line" svg:x1="13.7cm" svg:y1="9.89cm" svg:x2="14.97cm" svg:y2="12.43cm" draw:start-shape="id81" draw:start-glue-point="1" draw:end-shape="id82" draw:end-glue-point="3" svg:d="M13700 9890l1270 2540" svg:viewBox="0 0 1271 2541">
            <text:p/>
          </draw:connector>
          <draw:line draw:style-name="gr1" draw:text-style-name="P1" xml:id="id95" draw:id="id95" draw:layer="layout" svg:x1="18.145cm" svg:y1="9.89cm" svg:x2="20.05cm" svg:y2="9.89cm">
            <text:p/>
          </draw:line>
          <draw:line draw:style-name="gr1" draw:text-style-name="P1" xml:id="id102" draw:id="id102" draw:layer="layout" svg:x1="21.345cm" svg:y1="12.43cm" svg:x2="23.225cm" svg:y2="12.43cm">
            <text:p/>
          </draw:line>
          <draw:line draw:style-name="gr3" draw:text-style-name="P1" xml:id="id106" draw:id="id106" draw:layer="layout" svg:x1="24.241cm" svg:y1="9.89cm" svg:x2="25.16cm" svg:y2="9.89cm">
            <text:p/>
          </draw:line>
          <draw:frame draw:style-name="gr32" draw:layer="layout" svg:width="2.956cm" svg:height="1.673cm" svg:x="-1.54cm" svg:y="9.382cm">
            <draw:text-box>
              <text:p>Master SCL in</text:p>
            </draw:text-box>
          </draw:frame>
          <draw:line draw:style-name="gr1" draw:text-style-name="P1" xml:id="id83" draw:id="id83" draw:layer="layout" svg:x1="1cm" svg:y1="14.97cm" svg:x2="2.27cm" svg:y2="14.97cm">
            <text:p/>
          </draw:line>
          <draw:line draw:style-name="gr1" draw:text-style-name="P1" xml:id="id84" draw:id="id84" draw:layer="layout" svg:x1="3.54cm" svg:y1="17.51cm" svg:x2="4.81cm" svg:y2="17.51cm">
            <text:p/>
          </draw:line>
          <draw:connector draw:style-name="gr1" draw:text-style-name="P1" draw:layer="layout" draw:type="line" svg:x1="2.27cm" svg:y1="14.97cm" svg:x2="3.54cm" svg:y2="17.51cm" draw:start-shape="id83" draw:start-glue-point="1" draw:end-shape="id84" draw:end-glue-point="3" svg:d="M2270 14970l1270 2540" svg:viewBox="0 0 1271 2541">
            <text:p/>
          </draw:connector>
          <draw:frame draw:style-name="gr32" draw:layer="layout" svg:width="2.016cm" svg:height="1.266cm" svg:x="-0.6cm" svg:y="14.382cm">
            <draw:text-box>
              <text:p>SDA</text:p>
            </draw:text-box>
          </draw:frame>
          <draw:line draw:style-name="gr3" draw:text-style-name="P1" draw:layer="layout" svg:x1="2.905cm" svg:y1="17.755cm" svg:x2="2.905cm" svg:y2="4.293cm">
            <text:p/>
          </draw:line>
          <draw:line draw:style-name="gr1" draw:text-style-name="P1" xml:id="id85" draw:id="id85" draw:layer="layout" svg:x1="6.08cm" svg:y1="14.97cm" svg:x2="9.89cm" svg:y2="14.97cm">
            <text:p/>
          </draw:line>
          <draw:connector draw:style-name="gr1" draw:text-style-name="P1" draw:layer="layout" draw:type="line" svg:x1="4.81cm" svg:y1="17.51cm" svg:x2="6.08cm" svg:y2="14.97cm" draw:start-shape="id84" draw:start-glue-point="1" draw:end-shape="id85" draw:end-glue-point="3" svg:d="M4810 17510l1270-2540" svg:viewBox="0 0 1271 2541">
            <text:p/>
          </draw:connector>
          <draw:line draw:style-name="gr1" draw:text-style-name="P1" xml:id="id86" draw:id="id86" draw:layer="layout" svg:x1="1.001cm" svg:y1="4.791cm" svg:x2="3.541cm" svg:y2="4.791cm">
            <text:p/>
          </draw:line>
          <draw:line draw:style-name="gr1" draw:text-style-name="P1" xml:id="id87" draw:id="id87" draw:layer="layout" svg:x1="4.811cm" svg:y1="7.331cm" svg:x2="6.081cm" svg:y2="7.331cm">
            <text:p/>
          </draw:line>
          <draw:connector draw:style-name="gr1" draw:text-style-name="P1" draw:layer="layout" draw:type="line" svg:x1="3.541cm" svg:y1="4.791cm" svg:x2="4.811cm" svg:y2="7.331cm" draw:start-shape="id86" draw:start-glue-point="1" draw:end-shape="id87" draw:end-glue-point="3" svg:d="M3541 4791l1270 2540" svg:viewBox="0 0 1271 2541">
            <text:p/>
          </draw:connector>
          <draw:line draw:style-name="gr1" draw:text-style-name="P1" xml:id="id88" draw:id="id88" draw:layer="layout" svg:x1="7.351cm" svg:y1="4.791cm" svg:x2="8.621cm" svg:y2="4.791cm">
            <text:p/>
          </draw:line>
          <draw:connector draw:style-name="gr1" draw:text-style-name="P1" draw:layer="layout" draw:type="line" svg:x1="6.081cm" svg:y1="7.331cm" svg:x2="7.351cm" svg:y2="4.791cm" draw:start-shape="id87" draw:start-glue-point="1" draw:end-shape="id88" draw:end-glue-point="3" svg:d="M6081 7331l1270-2540" svg:viewBox="0 0 1271 2541">
            <text:p/>
          </draw:connector>
          <draw:line draw:style-name="gr1" draw:text-style-name="P1" xml:id="id89" draw:id="id89" draw:layer="layout" svg:x1="9.891cm" svg:y1="7.331cm" svg:x2="11.161cm" svg:y2="7.331cm">
            <text:p/>
          </draw:line>
          <draw:line draw:style-name="gr1" draw:text-style-name="P1" xml:id="id90" draw:id="id90" draw:layer="layout" svg:x1="12.431cm" svg:y1="4.791cm" svg:x2="13.701cm" svg:y2="4.791cm">
            <text:p/>
          </draw:line>
          <draw:connector draw:style-name="gr1" draw:text-style-name="P1" draw:layer="layout" draw:type="line" svg:x1="8.621cm" svg:y1="4.791cm" svg:x2="9.891cm" svg:y2="7.331cm" draw:start-shape="id88" draw:start-glue-point="1" draw:end-shape="id89" draw:end-glue-point="3" svg:d="M8621 4791l1270 2540" svg:viewBox="0 0 1271 2541">
            <text:p/>
          </draw:connector>
          <draw:connector draw:style-name="gr1" draw:text-style-name="P1" draw:layer="layout" draw:type="line" svg:x1="11.161cm" svg:y1="7.331cm" svg:x2="12.431cm" svg:y2="4.791cm" draw:start-shape="id89" draw:start-glue-point="1" draw:end-shape="id90" draw:end-glue-point="3" svg:d="M11161 7331l1270-2540" svg:viewBox="0 0 1271 2541">
            <text:p/>
          </draw:connector>
          <draw:line draw:style-name="gr1" draw:text-style-name="P1" xml:id="id91" draw:id="id91" draw:layer="layout" svg:x1="14.971cm" svg:y1="7.331cm" svg:x2="16.241cm" svg:y2="7.331cm">
            <text:p/>
          </draw:line>
          <draw:connector draw:style-name="gr1" draw:text-style-name="P1" draw:layer="layout" draw:type="line" svg:x1="13.701cm" svg:y1="4.791cm" svg:x2="14.971cm" svg:y2="7.331cm" draw:start-shape="id90" draw:start-glue-point="1" draw:end-shape="id91" draw:end-glue-point="3" svg:d="M13701 4791l1270 2540" svg:viewBox="0 0 1271 2541">
            <text:p/>
          </draw:connector>
          <draw:line draw:style-name="gr1" draw:text-style-name="P1" xml:id="id92" draw:id="id92" draw:layer="layout" svg:x1="17.511cm" svg:y1="4.791cm" svg:x2="20.05cm" svg:y2="4.81cm">
            <text:p/>
          </draw:line>
          <draw:connector draw:style-name="gr1" draw:text-style-name="P1" draw:layer="layout" draw:type="line" svg:x1="16.241cm" svg:y1="7.331cm" svg:x2="17.511cm" svg:y2="4.8cm" draw:start-shape="id91" draw:start-glue-point="1" draw:end-shape="id92" draw:end-glue-point="3" svg:d="M16241 7331l1270-2531" svg:viewBox="0 0 1271 2532">
            <text:p/>
          </draw:connector>
          <draw:line draw:style-name="gr1" draw:text-style-name="P1" xml:id="id93" draw:id="id93" draw:layer="layout" svg:x1="21.351cm" svg:y1="7.331cm" svg:x2="22.621cm" svg:y2="7.331cm">
            <text:p/>
          </draw:line>
          <draw:connector draw:style-name="gr1" draw:text-style-name="P1" draw:layer="layout" draw:type="line" svg:x1="20.05cm" svg:y1="4.8cm" svg:x2="21.351cm" svg:y2="7.331cm" draw:start-shape="id92" draw:start-glue-point="1" draw:end-shape="id93" draw:end-glue-point="3" svg:d="M20050 4800l1301 2531" svg:viewBox="0 0 1302 2532">
            <text:p/>
          </draw:connector>
          <draw:line draw:style-name="gr3" draw:text-style-name="P1" xml:id="id94" draw:id="id94" draw:layer="layout" svg:x1="23.891cm" svg:y1="4.791cm" svg:x2="25.161cm" svg:y2="4.791cm">
            <text:p/>
          </draw:line>
          <draw:connector draw:style-name="gr1" draw:text-style-name="P1" draw:layer="layout" draw:type="line" svg:x1="22.621cm" svg:y1="7.331cm" svg:x2="23.891cm" svg:y2="4.791cm" draw:start-shape="id93" draw:start-glue-point="1" draw:end-shape="id94" draw:end-glue-point="3" svg:d="M22621 7331l1270-2540" svg:viewBox="0 0 1271 2541">
            <text:p/>
          </draw:connector>
          <draw:frame draw:style-name="gr32" draw:layer="layout" svg:width="2.956cm" svg:height="1.673cm" svg:x="-1.539cm" svg:y="4.283cm">
            <draw:text-box>
              <text:p>Master SCL out</text:p>
            </draw:text-box>
          </draw:frame>
          <draw:line draw:style-name="gr33" draw:text-style-name="P1" draw:layer="layout" svg:x1="2.906cm" svg:y1="4.537cm" svg:x2="4.176cm" svg:y2="4.537cm">
            <text:p/>
          </draw:line>
          <draw:frame draw:style-name="gr34" draw:text-style-name="P8" draw:layer="layout" svg:width="5.631cm" svg:height="0.649cm" svg:x="1.085cm" svg:y="3.648cm">
            <draw:text-box>
              <text:p><text:span text:style-name="T6">SDA_START_HOLD_TIME+1</text:span></text:p>
            </draw:text-box>
          </draw:frame>
          <draw:line draw:style-name="gr3" draw:text-style-name="P1" draw:layer="layout" svg:x1="4.206cm" svg:y1="17.756cm" svg:x2="4.206cm" svg:y2="4.294cm">
            <text:p/>
          </draw:line>
          <draw:connector draw:style-name="gr1" draw:text-style-name="P1" draw:layer="layout" draw:type="line" svg:x1="6.715cm" svg:y1="12.43cm" svg:x2="7.858cm" svg:y2="9.89cm" draw:start-shape="id78" draw:start-glue-point="1" draw:end-shape="id79" draw:end-glue-point="3" svg:d="M6715 12430l1143-2540" svg:viewBox="0 0 1144 2541">
            <text:p/>
          </draw:connector>
          <draw:custom-shape draw:style-name="gr35" draw:text-style-name="P1" draw:layer="layout" svg:width="0.762cm" svg:height="12.954cm" svg:x="1.889cm" svg:y="4.556cm">
            <text:p/>
            <draw:enhanced-geometry svg:viewBox="0 0 21600 21600" draw:type="rectangle" draw:enhanced-path="M 0 0 L 21600 0 21600 21600 0 21600 0 0 Z N"/>
          </draw:custom-shape>
          <draw:frame draw:style-name="gr32" draw:layer="layout" svg:width="2.621cm" svg:height="1.266cm" svg:x="1.3cm" svg:y="17.482cm">
            <draw:text-box>
              <text:p>START</text:p>
            </draw:text-box>
          </draw:frame>
          <draw:line draw:style-name="gr3" draw:text-style-name="P1" xml:id="id96" draw:id="id96" draw:layer="layout" svg:x1="5.407cm" svg:y1="17.757cm" svg:x2="5.407cm" svg:y2="4.295cm">
            <draw:glue-point draw:id="4" svg:x="10cm" svg:y="3.873cm"/>
            <text:p/>
          </draw:line>
          <draw:connector draw:style-name="gr1" draw:text-style-name="P1" draw:layer="layout" draw:type="line" svg:x1="11.922cm" svg:y1="12.43cm" svg:x2="12.938cm" svg:y2="9.89cm" draw:start-shape="id80" draw:start-glue-point="1" draw:end-shape="id81" draw:end-glue-point="3" svg:d="M11922 12430l1016-2540" svg:viewBox="0 0 1017 2541">
            <text:p/>
          </draw:connector>
          <draw:connector draw:style-name="gr1" draw:text-style-name="P1" draw:layer="layout" draw:type="line" svg:x1="16.875cm" svg:y1="12.43cm" svg:x2="18.145cm" svg:y2="9.89cm" draw:start-shape="id82" draw:start-glue-point="1" draw:end-shape="id95" draw:end-glue-point="3" svg:d="M16875 12430l1270-2540" svg:viewBox="0 0 1271 2541">
            <text:p/>
          </draw:connector>
          <draw:line draw:style-name="gr3" draw:text-style-name="P1" draw:layer="layout" svg:x1="9.208cm" svg:y1="17.758cm" svg:x2="9.208cm" svg:y2="4.296cm">
            <text:p/>
          </draw:line>
          <draw:line draw:style-name="gr3" draw:text-style-name="P1" draw:layer="layout" svg:x1="11.809cm" svg:y1="17.759cm" svg:x2="11.809cm" svg:y2="4.297cm">
            <text:p/>
          </draw:line>
          <draw:line draw:style-name="gr36" draw:text-style-name="P1" draw:layer="layout" svg:x1="9.255cm" svg:y1="4.81cm" svg:x2="11.795cm" svg:y2="4.81cm">
            <text:p/>
          </draw:line>
          <draw:frame draw:style-name="gr34" draw:text-style-name="P8" draw:layer="layout" svg:width="4.29cm" svg:height="0.649cm" svg:x="8.286cm" svg:y="3.649cm">
            <draw:text-box>
              <text:p><text:span text:style-name="T6">SCL_LOW_PERIOD+1</text:span></text:p>
            </draw:text-box>
          </draw:frame>
          <draw:line draw:style-name="gr3" draw:text-style-name="P1" draw:layer="layout" svg:x1="12.91cm" svg:y1="17.76cm" svg:x2="12.91cm" svg:y2="4.298cm">
            <text:p/>
          </draw:line>
          <draw:line draw:style-name="gr36" draw:text-style-name="P1" draw:layer="layout" svg:x1="4.175cm" svg:y1="14.335cm" svg:x2="5.445cm" svg:y2="14.335cm">
            <text:p/>
          </draw:line>
          <draw:frame draw:style-name="gr34" draw:text-style-name="P8" draw:layer="layout" svg:width="3.694cm" svg:height="0.649cm" svg:x="3.086cm" svg:y="13.549cm">
            <draw:text-box>
              <text:p><text:span text:style-name="T6">SDA_HOLD_TIME</text:span></text:p>
            </draw:text-box>
          </draw:frame>
          <draw:line draw:style-name="gr36" draw:text-style-name="P1" draw:layer="layout" svg:x1="11.795cm" svg:y1="9.128cm" svg:x2="12.938cm" svg:y2="9.128cm">
            <text:p/>
          </draw:line>
          <draw:frame draw:style-name="gr34" draw:text-style-name="P8" draw:layer="layout" svg:width="5.334cm" svg:height="0.649cm" svg:x="9.89cm" svg:y="8.25cm">
            <draw:text-box>
              <text:p><text:span text:style-name="T6">SCL_WAIT_HIGH_PERIOD</text:span></text:p>
            </draw:text-box>
          </draw:frame>
          <draw:line draw:style-name="gr3" draw:text-style-name="P1" draw:layer="layout" svg:x1="14.311cm" svg:y1="17.761cm" svg:x2="14.311cm" svg:y2="4.299cm">
            <text:p/>
          </draw:line>
          <draw:line draw:style-name="gr36" draw:text-style-name="P1" draw:layer="layout" svg:x1="12.938cm" svg:y1="14.208cm" svg:x2="14.335cm" svg:y2="14.208cm">
            <text:p/>
          </draw:line>
          <draw:frame draw:style-name="gr34" draw:text-style-name="P8" draw:layer="layout" svg:width="3.953cm" svg:height="0.649cm" svg:x="11.49cm" svg:y="13.251cm">
            <draw:text-box>
              <text:p><text:span text:style-name="T6">SCL_HIGH_PERIOD</text:span></text:p>
            </draw:text-box>
          </draw:frame>
          <draw:line draw:style-name="gr1" draw:text-style-name="P1" xml:id="id97" draw:id="id97" draw:layer="layout" svg:x1="6.08cm" svg:y1="17.51cm" svg:x2="9.89cm" svg:y2="17.51cm">
            <text:p/>
          </draw:line>
          <draw:connector draw:style-name="gr1" draw:text-style-name="P1" draw:layer="layout" draw:type="line" svg:x1="5.407cm" svg:y1="16.239cm" svg:x2="6.08cm" svg:y2="17.51cm" draw:start-shape="id96" draw:start-glue-point="4" draw:end-shape="id97" draw:end-glue-point="3" svg:d="M5407 16239l673 1271" svg:viewBox="0 0 674 1272">
            <text:p/>
          </draw:connector>
          <draw:line draw:style-name="gr1" draw:text-style-name="P1" xml:id="id99" draw:id="id99" draw:layer="layout" svg:x1="11.033cm" svg:y1="14.97cm" svg:x2="14.97cm" svg:y2="14.97cm">
            <text:p/>
          </draw:line>
          <draw:line draw:style-name="gr1" draw:text-style-name="P1" xml:id="id98" draw:id="id98" draw:layer="layout" svg:x1="11.033cm" svg:y1="17.51cm" svg:x2="14.97cm" svg:y2="17.51cm">
            <text:p/>
          </draw:line>
          <draw:connector draw:style-name="gr1" draw:text-style-name="P1" draw:layer="layout" draw:type="line" svg:x1="9.89cm" svg:y1="14.97cm" svg:x2="11.033cm" svg:y2="17.51cm" draw:start-shape="id85" draw:start-glue-point="1" draw:end-shape="id98" draw:end-glue-point="3" svg:d="M9890 14970l1143 2540" svg:viewBox="0 0 1144 2541">
            <text:p/>
          </draw:connector>
          <draw:connector draw:style-name="gr1" draw:text-style-name="P1" draw:layer="layout" draw:type="line" svg:x1="9.89cm" svg:y1="17.51cm" svg:x2="11.033cm" svg:y2="14.97cm" draw:start-shape="id97" draw:start-glue-point="1" draw:end-shape="id99" draw:end-glue-point="3" svg:d="M9890 17510l1143-2540" svg:viewBox="0 0 1144 2541">
            <text:p/>
          </draw:connector>
          <draw:line draw:style-name="gr3" draw:text-style-name="P1" draw:layer="layout" svg:x1="6.708cm" svg:y1="17.758cm" svg:x2="6.708cm" svg:y2="4.296cm">
            <draw:glue-point draw:id="4" svg:x="10cm" svg:y="3.873cm"/>
            <text:p/>
          </draw:line>
          <draw:line draw:style-name="gr3" draw:text-style-name="P1" draw:layer="layout" svg:x1="8.109cm" svg:y1="17.759cm" svg:x2="8.109cm" svg:y2="4.297cm">
            <draw:glue-point draw:id="4" svg:x="10cm" svg:y="3.873cm"/>
            <text:p/>
          </draw:line>
          <draw:line draw:style-name="gr36" draw:text-style-name="P1" draw:layer="layout" svg:x1="6.715cm" svg:y1="9.509cm" svg:x2="8.112cm" svg:y2="9.509cm">
            <text:p/>
          </draw:line>
          <draw:frame draw:style-name="gr34" draw:text-style-name="P8" draw:layer="layout" svg:width="5.334cm" svg:height="0.649cm" svg:x="4.59cm" svg:y="8.551cm">
            <draw:text-box>
              <text:p><text:span text:style-name="T6">SDA_SAMPLE_TIME</text:span></text:p>
            </draw:text-box>
          </draw:frame>
          <draw:line draw:style-name="gr1" draw:text-style-name="P1" xml:id="id101" draw:id="id101" draw:layer="layout" svg:x1="16.14cm" svg:y1="14.97cm" svg:x2="18.78cm" svg:y2="14.97cm">
            <text:p/>
          </draw:line>
          <draw:connector draw:style-name="gr1" draw:text-style-name="P1" draw:layer="layout" draw:type="line" svg:x1="14.97cm" svg:y1="14.97cm" svg:x2="15.555cm" svg:y2="16.24cm" draw:start-shape="id99" draw:start-glue-point="1" draw:end-shape="id100" draw:end-glue-point="0" svg:d="M14970 14970l585 1270" svg:viewBox="0 0 586 1271">
            <text:p/>
          </draw:connector>
          <draw:connector draw:style-name="gr1" draw:text-style-name="P1" xml:id="id100" draw:id="id100" draw:layer="layout" draw:type="line" svg:x1="14.97cm" svg:y1="17.51cm" svg:x2="16.14cm" svg:y2="14.97cm" draw:start-shape="id98" draw:start-glue-point="1" draw:end-shape="id101" draw:end-glue-point="3" svg:d="M14970 17510l1170-2540" svg:viewBox="0 0 1171 2541">
            <text:p/>
          </draw:connector>
          <draw:line draw:style-name="gr3" draw:text-style-name="P1" draw:layer="layout" svg:x1="18.112cm" svg:y1="17.762cm" svg:x2="18.112cm" svg:y2="4.3cm">
            <text:p/>
          </draw:line>
          <draw:line draw:style-name="gr3" draw:text-style-name="P1" draw:layer="layout" svg:x1="20.055cm" svg:y1="17.764cm" svg:x2="20.055cm" svg:y2="4.302cm">
            <text:p/>
          </draw:line>
          <draw:connector draw:style-name="gr1" draw:text-style-name="P1" draw:layer="layout" draw:type="line" svg:x1="20.05cm" svg:y1="9.89cm" svg:x2="21.345cm" svg:y2="12.43cm" draw:start-shape="id95" draw:start-glue-point="1" draw:end-shape="id102" draw:end-glue-point="3" svg:d="M20050 9890l1295 2540" svg:viewBox="0 0 1296 2541">
            <text:p/>
          </draw:connector>
          <draw:line draw:style-name="gr36" draw:text-style-name="P1" draw:layer="layout" svg:x1="18.145cm" svg:y1="8.874cm" svg:x2="20.05cm" svg:y2="8.874cm">
            <text:p/>
          </draw:line>
          <draw:frame draw:style-name="gr34" draw:text-style-name="P8" draw:layer="layout" svg:width="5.334cm" svg:height="0.649cm" svg:x="16.09cm" svg:y="7.951cm">
            <draw:text-box>
              <text:p><text:span text:style-name="T6">SCL_RSTART_SETUP_TIME</text:span></text:p>
            </draw:text-box>
          </draw:frame>
          <draw:line draw:style-name="gr1" draw:text-style-name="P1" xml:id="id103" draw:id="id103" draw:layer="layout" svg:x1="20.05cm" svg:y1="17.51cm" svg:x2="21.32cm" svg:y2="17.51cm">
            <text:p/>
          </draw:line>
          <draw:connector draw:style-name="gr1" draw:text-style-name="P1" draw:layer="layout" draw:type="line" svg:x1="18.78cm" svg:y1="14.97cm" svg:x2="20.05cm" svg:y2="17.51cm" draw:start-shape="id101" draw:start-glue-point="1" draw:end-shape="id103" draw:end-glue-point="3" svg:d="M18780 14970l1270 2540" svg:viewBox="0 0 1271 2541">
            <text:p/>
          </draw:connector>
          <draw:line draw:style-name="gr1" draw:text-style-name="P1" xml:id="id104" draw:id="id104" draw:layer="layout" svg:x1="26.4cm" svg:y1="7.35cm" svg:x2="27.67cm" svg:y2="7.35cm">
            <text:p/>
          </draw:line>
          <draw:connector draw:style-name="gr1" draw:text-style-name="P1" draw:layer="layout" draw:type="line" svg:x1="25.161cm" svg:y1="4.791cm" svg:x2="26.4cm" svg:y2="7.35cm" draw:start-shape="id94" draw:start-glue-point="1" draw:end-shape="id104" draw:end-glue-point="3" svg:d="M25161 4791l1239 2559" svg:viewBox="0 0 1240 2560">
            <text:p/>
          </draw:connector>
          <draw:line draw:style-name="gr1" draw:text-style-name="P1" xml:id="id105" draw:id="id105" draw:layer="layout" svg:x1="28.94cm" svg:y1="4.81cm" svg:x2="32.75cm" svg:y2="4.81cm">
            <text:p/>
          </draw:line>
          <draw:connector draw:style-name="gr1" draw:text-style-name="P1" draw:layer="layout" draw:type="line" svg:x1="27.67cm" svg:y1="7.35cm" svg:x2="28.94cm" svg:y2="4.81cm" draw:start-shape="id104" draw:start-glue-point="1" draw:end-shape="id105" draw:end-glue-point="3" svg:d="M27670 7350l1270-2540" svg:viewBox="0 0 1271 2541">
            <text:p/>
          </draw:connector>
          <draw:connector draw:style-name="gr1" draw:text-style-name="P1" draw:layer="layout" draw:type="line" svg:x1="23.225cm" svg:y1="12.43cm" svg:x2="24.241cm" svg:y2="9.89cm" draw:start-shape="id102" draw:start-glue-point="1" draw:end-shape="id106" draw:end-glue-point="3" svg:d="M23225 12430l1016-2540" svg:viewBox="0 0 1017 2541">
            <text:p/>
          </draw:connector>
          <draw:line draw:style-name="gr3" draw:text-style-name="P1" xml:id="id107" draw:id="id107" draw:layer="layout" svg:x1="22.617cm" svg:y1="14.97cm" svg:x2="26.4cm" svg:y2="14.97cm">
            <text:p/>
          </draw:line>
          <draw:line draw:style-name="gr3" draw:text-style-name="P1" xml:id="id108" draw:id="id108" draw:layer="layout" svg:x1="22.615cm" svg:y1="17.51cm" svg:x2="26.4cm" svg:y2="17.51cm">
            <text:p/>
          </draw:line>
          <draw:connector draw:style-name="gr1" draw:text-style-name="P1" xml:id="id109" draw:id="id109" draw:layer="layout" draw:type="line" svg:x1="21.32cm" svg:y1="17.51cm" svg:x2="22.617cm" svg:y2="14.97cm" draw:start-shape="id103" draw:start-glue-point="1" draw:end-shape="id107" draw:end-glue-point="3" svg:d="M21320 17510l1297-2540" svg:viewBox="0 0 1298 2541">
            <text:p/>
          </draw:connector>
          <draw:line draw:style-name="gr3" draw:text-style-name="P1" draw:layer="layout" svg:x1="28.956cm" svg:y1="17.765cm" svg:x2="28.956cm" svg:y2="4.303cm">
            <text:p/>
          </draw:line>
          <draw:connector draw:style-name="gr1" draw:text-style-name="P1" draw:layer="layout" draw:type="line" svg:x1="22.615cm" svg:y1="17.51cm" svg:x2="21.968cm" svg:y2="16.24cm" draw:start-shape="id108" draw:start-glue-point="3" draw:end-shape="id109" draw:end-glue-point="0" svg:d="M22615 17510l-647-1270" svg:viewBox="0 0 648 1271">
            <text:p/>
          </draw:connector>
          <draw:line draw:style-name="gr1" draw:text-style-name="P1" xml:id="id110" draw:id="id110" draw:layer="layout" svg:x1="26.4cm" svg:y1="12.43cm" svg:x2="28.432cm" svg:y2="12.43cm">
            <text:p/>
          </draw:line>
          <draw:connector draw:style-name="gr1" draw:text-style-name="P1" draw:layer="layout" draw:type="line" svg:x1="25.16cm" svg:y1="9.89cm" svg:x2="26.4cm" svg:y2="12.43cm" draw:start-shape="id106" draw:start-glue-point="1" draw:end-shape="id110" draw:end-glue-point="3" svg:d="M25160 9890l1240 2540" svg:viewBox="0 0 1241 2541">
            <text:p/>
          </draw:connector>
          <draw:line draw:style-name="gr1" draw:text-style-name="P1" xml:id="id111" draw:id="id111" draw:layer="layout" svg:x1="27.67cm" svg:y1="17.51cm" svg:x2="30.21cm" svg:y2="17.51cm">
            <text:p/>
          </draw:line>
          <draw:connector draw:style-name="gr1" draw:text-style-name="P1" xml:id="id112" draw:id="id112" draw:layer="layout" draw:type="line" svg:x1="26.4cm" svg:y1="14.97cm" svg:x2="27.67cm" svg:y2="17.51cm" draw:start-shape="id107" draw:start-glue-point="1" draw:end-shape="id111" draw:end-glue-point="3" svg:d="M26400 14970l1270 2540" svg:viewBox="0 0 1271 2541">
            <text:p/>
          </draw:connector>
          <draw:connector draw:style-name="gr1" draw:text-style-name="P1" draw:layer="layout" draw:type="line" svg:x1="26.4cm" svg:y1="17.51cm" svg:x2="27.035cm" svg:y2="16.24cm" draw:start-shape="id108" draw:start-glue-point="1" draw:end-shape="id112" draw:end-glue-point="0" svg:d="M26400 17510l635-1270" svg:viewBox="0 0 636 1271">
            <text:p/>
          </draw:connector>
          <draw:line draw:style-name="gr1" draw:text-style-name="P1" xml:id="id113" draw:id="id113" draw:layer="layout" svg:x1="29.448cm" svg:y1="9.89cm" svg:x2="33.004cm" svg:y2="9.89cm">
            <text:p/>
          </draw:line>
          <draw:connector draw:style-name="gr1" draw:text-style-name="P1" draw:layer="layout" draw:type="line" svg:x1="28.432cm" svg:y1="12.43cm" svg:x2="29.448cm" svg:y2="9.89cm" draw:start-shape="id110" draw:start-glue-point="1" draw:end-shape="id113" draw:end-glue-point="3" svg:d="M28432 12430l1016-2540" svg:viewBox="0 0 1017 2541">
            <text:p/>
          </draw:connector>
          <draw:line draw:style-name="gr1" draw:text-style-name="P1" xml:id="id114" draw:id="id114" draw:layer="layout" svg:x1="31.145cm" svg:y1="14.97cm" svg:x2="33.05cm" svg:y2="14.97cm">
            <text:p/>
          </draw:line>
          <draw:connector draw:style-name="gr1" draw:text-style-name="P1" draw:layer="layout" draw:type="line" svg:x1="30.21cm" svg:y1="17.51cm" svg:x2="31.145cm" svg:y2="14.97cm" draw:start-shape="id111" draw:start-glue-point="1" draw:end-shape="id114" draw:end-glue-point="3" svg:d="M30210 17510l935-2540" svg:viewBox="0 0 936 2541">
            <text:p/>
          </draw:connector>
          <draw:line draw:style-name="gr3" draw:text-style-name="P1" draw:layer="layout" svg:x1="30.657cm" svg:y1="17.766cm" svg:x2="30.657cm" svg:y2="4.304cm">
            <text:p/>
          </draw:line>
          <draw:line draw:style-name="gr36" draw:text-style-name="P1" draw:layer="layout" svg:x1="28.94cm" svg:y1="13.7cm" svg:x2="30.718cm" svg:y2="13.7cm">
            <text:p/>
          </draw:line>
          <draw:frame draw:style-name="gr34" draw:text-style-name="P8" draw:layer="layout" svg:width="3.953cm" svg:height="0.649cm" svg:x="27.291cm" svg:y="12.852cm">
            <draw:text-box>
              <text:p><text:span text:style-name="T6">STOP_SETUP_TIME</text:span></text:p>
            </draw:text-box>
          </draw:frame>
          <draw:custom-shape draw:style-name="gr35" draw:text-style-name="P1" draw:layer="layout" svg:width="0.762cm" svg:height="12.954cm" svg:x="30.79cm" svg:y="4.557cm">
            <text:p/>
            <draw:enhanced-geometry svg:viewBox="0 0 21600 21600" draw:type="rectangle" draw:enhanced-path="M 0 0 L 21600 0 21600 21600 0 21600 0 0 Z N"/>
          </draw:custom-shape>
          <draw:frame draw:style-name="gr32" draw:layer="layout" svg:width="2.621cm" svg:height="1.266cm" svg:x="30.001cm" svg:y="17.482cm">
            <draw:text-box>
              <text:p>STOP</text:p>
            </draw:text-box>
          </draw:frame>
          <draw:line draw:style-name="gr3" draw:text-style-name="P1" draw:layer="layout" svg:x1="32.658cm" svg:y1="17.767cm" svg:x2="32.658cm" svg:y2="4.305cm">
            <text:p/>
          </draw:line>
          <draw:line draw:style-name="gr36" draw:text-style-name="P1" draw:layer="layout" svg:x1="30.718cm" svg:y1="8.874cm" svg:x2="32.623cm" svg:y2="8.874cm">
            <text:p/>
          </draw:line>
          <draw:frame draw:style-name="gr34" draw:text-style-name="P8" draw:layer="layout" svg:width="3.953cm" svg:height="0.649cm" svg:x="29.192cm" svg:y="7.953cm">
            <draw:text-box>
              <text:p><text:span text:style-name="T6">STOP_HOLD_TI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4:10:10.788479317</meta:creation-date>
    <dc:date>2019-06-13T21:10:25.220351422</dc:date>
    <meta:editing-duration>P1DT5H57M35S</meta:editing-duration>
    <meta:editing-cycles>128</meta:editing-cycles>
    <meta:generator>LibreOffice/4.2.8.2$Linux_X86_64 LibreOffice_project/420m0$Build-2</meta:generator>
    <meta:document-statistic meta:object-count="459"/>
  </office:meta>
</office:document-meta>
</file>